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1" svg:font-family="'DejaVu Sans'"/>
    <style:font-face style:name="OpenSymbol" svg:font-family="OpenSymbol"/>
    <style:font-face style:name="OpenSymbol2" svg:font-family="OpenSymbol, 'Arial Unicode MS'"/>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DejaVu Sans" svg:font-family="'DejaVu Sans', 'MS Mincho'"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9" style:family="table">
      <style:table-properties style:width="17.706cm" table:align="left" style:writing-mode="lr-tb"/>
    </style:style>
    <style:style style:name="Tabel9.A" style:family="table-column">
      <style:table-column-properties style:column-width="2.568cm"/>
    </style:style>
    <style:style style:name="Tabel9.B" style:family="table-column">
      <style:table-column-properties style:column-width="15.138cm"/>
    </style:style>
    <style:style style:name="Tabel9.1" style:family="table-row">
      <style:table-row-properties fo:keep-together="auto"/>
    </style:style>
    <style:style style:name="Tabel9.A1" style:family="table-cell">
      <style:table-cell-properties style:vertical-align="top" fo:padding="0.097cm" fo:border="none" style:writing-mode="lr-tb"/>
    </style:style>
    <style:style style:name="Tabel9.7" style:family="table-row">
      <style:table-row-properties style:min-row-height="0.517cm" fo:keep-together="auto"/>
    </style:style>
    <style:style style:name="Tabel11" style:family="table">
      <style:table-properties style:width="17.605cm" fo:margin-left="0.095cm" table:align="left" style:writing-mode="lr-tb"/>
    </style:style>
    <style:style style:name="Tabel11.A" style:family="table-column">
      <style:table-column-properties style:column-width="8.691cm"/>
    </style:style>
    <style:style style:name="Tabel11.B" style:family="table-column">
      <style:table-column-properties style:column-width="8.915cm"/>
    </style:style>
    <style:style style:name="Tabel11.A1" style:family="table-cell">
      <style:table-cell-properties fo:padding="0.097cm" fo:border="none"/>
    </style:style>
    <style:style style:name="Tabel11.5" style:family="table-row">
      <style:table-row-properties style:min-row-height="0.774cm"/>
    </style:style>
    <style:style style:name="Tabel10" style:family="table">
      <style:table-properties style:width="17.706cm" fo:break-before="auto" fo:break-after="auto" table:align="left" fo:background-color="transparent" fo:keep-with-next="auto" style:may-break-between-rows="true" style:writing-mode="lr-tb">
        <style:background-image/>
      </style:table-properties>
    </style:style>
    <style:style style:name="Tabel10.A" style:family="table-column">
      <style:table-column-properties style:column-width="2.602cm"/>
    </style:style>
    <style:style style:name="Tabel10.B" style:family="table-column">
      <style:table-column-properties style:column-width="1cm"/>
    </style:style>
    <style:style style:name="Tabel10.C" style:family="table-column">
      <style:table-column-properties style:column-width="13.291cm"/>
    </style:style>
    <style:style style:name="Tabel10.D" style:family="table-column">
      <style:table-column-properties style:column-width="0.813cm"/>
    </style:style>
    <style:style style:name="Tabel10.1" style:family="table-row">
      <style:table-row-properties fo:keep-together="auto"/>
    </style:style>
    <style:style style:name="Tabel10.A1" style:family="table-cell">
      <style:table-cell-properties style:vertical-align="top" fo:background-color="#c0c0c0" fo:padding="0.097cm" fo:border="none" style:writing-mode="lr-tb">
        <style:background-image/>
      </style:table-cell-properties>
    </style:style>
    <style:style style:name="Tabel10.A2" style:family="table-cell">
      <style:table-cell-properties style:vertical-align="top" fo:background-color="transparent" fo:padding="0.097cm" fo:border="none" style:writing-mode="lr-tb">
        <style:background-image/>
      </style:table-cell-properties>
    </style:style>
    <style:style style:name="Tabel10.8" style:family="table-row">
      <style:table-row-properties fo:background-color="transparent" fo:keep-together="auto">
        <style:background-image/>
      </style:table-row-properties>
    </style:style>
    <style:style style:name="Tabel10.A14" style:family="table-cell">
      <style:table-cell-properties style:vertical-align="top" fo:padding="0.097cm" fo:border="none" style:writing-mode="lr-tb"/>
    </style:style>
    <style:style style:name="Tabel10.B14" style:family="table-cell">
      <style:table-cell-properties style:vertical-align="top" fo:padding="0.097cm" fo:border="none" style:writing-mode="lr-tb"/>
    </style:style>
    <style:style style:name="Tabel10.C14" style:family="table-cell">
      <style:table-cell-properties style:vertical-align="top" fo:padding="0.097cm" fo:border="none" style:writing-mode="lr-tb"/>
    </style:style>
    <style:style style:name="Tabel10.D14" style:family="table-cell">
      <style:table-cell-properties style:vertical-align="top" fo:padding="0.097cm" fo:border="none" style:writing-mode="lr-tb"/>
    </style:style>
    <style:style style:name="Tabel10.A15" style:family="table-cell">
      <style:table-cell-properties style:vertical-align="top" fo:padding="0.097cm" fo:border="none" style:writing-mode="lr-tb"/>
    </style:style>
    <style:style style:name="Tabel10.B15" style:family="table-cell">
      <style:table-cell-properties style:vertical-align="top" fo:padding="0.097cm" fo:border="none" style:writing-mode="lr-tb"/>
    </style:style>
    <style:style style:name="Tabel10.C15" style:family="table-cell">
      <style:table-cell-properties style:vertical-align="top" fo:padding="0.097cm" fo:border="none" style:writing-mode="lr-tb"/>
    </style:style>
    <style:style style:name="Tabel10.D15" style:family="table-cell">
      <style:table-cell-properties style:vertical-align="top" fo:padding="0.097cm" fo:border="none" style:writing-mode="lr-tb"/>
    </style:style>
    <style:style style:name="Tabel10.A16" style:family="table-cell">
      <style:table-cell-properties style:vertical-align="top" fo:padding="0.097cm" fo:border="none" style:writing-mode="lr-tb"/>
    </style:style>
    <style:style style:name="Tabel10.B16" style:family="table-cell">
      <style:table-cell-properties style:vertical-align="top" fo:padding="0.097cm" fo:border="none" style:writing-mode="lr-tb"/>
    </style:style>
    <style:style style:name="Tabel10.C16" style:family="table-cell">
      <style:table-cell-properties style:vertical-align="top" fo:padding="0.097cm" fo:border="none" style:writing-mode="lr-tb"/>
    </style:style>
    <style:style style:name="Tabel10.D16" style:family="table-cell">
      <style:table-cell-properties style:vertical-align="top" fo:padding="0.097cm" fo:border="none" style:writing-mode="lr-tb"/>
    </style:style>
    <style:style style:name="Tabel10.A17" style:family="table-cell">
      <style:table-cell-properties style:vertical-align="top" fo:padding="0.097cm" fo:border="none" style:writing-mode="lr-tb"/>
    </style:style>
    <style:style style:name="Tabel10.B17" style:family="table-cell">
      <style:table-cell-properties style:vertical-align="top" fo:padding="0.097cm" fo:border="none" style:writing-mode="lr-tb"/>
    </style:style>
    <style:style style:name="Tabel10.C17" style:family="table-cell">
      <style:table-cell-properties style:vertical-align="top" fo:padding="0.097cm" fo:border="none" style:writing-mode="lr-tb"/>
    </style:style>
    <style:style style:name="Tabel10.D17" style:family="table-cell">
      <style:table-cell-properties style:vertical-align="top" fo:padding="0.097cm" fo:border="none" style:writing-mode="lr-tb"/>
    </style:style>
    <style:style style:name="Tabel10.A18" style:family="table-cell">
      <style:table-cell-properties style:vertical-align="top" fo:padding="0.097cm" fo:border="none" style:writing-mode="lr-tb"/>
    </style:style>
    <style:style style:name="Tabel10.B18" style:family="table-cell">
      <style:table-cell-properties style:vertical-align="top" fo:padding="0.097cm" fo:border="none" style:writing-mode="lr-tb"/>
    </style:style>
    <style:style style:name="Tabel10.C18" style:family="table-cell">
      <style:table-cell-properties style:vertical-align="top" fo:padding="0.097cm" fo:border="none" style:writing-mode="lr-tb"/>
    </style:style>
    <style:style style:name="Tabel10.D18" style:family="table-cell">
      <style:table-cell-properties style:vertical-align="top" fo:padding="0.097cm" fo:border="none" style:writing-mode="lr-tb"/>
    </style:style>
    <style:style style:name="Tabel10.A19" style:family="table-cell">
      <style:table-cell-properties style:vertical-align="top" fo:padding="0.097cm" fo:border="none" style:writing-mode="lr-tb"/>
    </style:style>
    <style:style style:name="Tabel10.B19" style:family="table-cell">
      <style:table-cell-properties style:vertical-align="top" fo:padding="0.097cm" fo:border="none" style:writing-mode="lr-tb"/>
    </style:style>
    <style:style style:name="Tabel10.C19" style:family="table-cell">
      <style:table-cell-properties style:vertical-align="top" fo:padding="0.097cm" fo:border="none" style:writing-mode="lr-tb"/>
    </style:style>
    <style:style style:name="Tabel10.D19" style:family="table-cell">
      <style:table-cell-properties style:vertical-align="top" fo:padding="0.097cm" fo:border="none" style:writing-mode="lr-tb"/>
    </style:style>
    <style:style style:name="Tabel10.A20" style:family="table-cell">
      <style:table-cell-properties style:vertical-align="top" fo:padding="0.097cm" fo:border="none" style:writing-mode="lr-tb"/>
    </style:style>
    <style:style style:name="Tabel10.B20" style:family="table-cell">
      <style:table-cell-properties style:vertical-align="top" fo:padding="0.097cm" fo:border="none" style:writing-mode="lr-tb"/>
    </style:style>
    <style:style style:name="Tabel10.C20" style:family="table-cell">
      <style:table-cell-properties style:vertical-align="top" fo:padding="0.097cm" fo:border="none" style:writing-mode="lr-tb"/>
    </style:style>
    <style:style style:name="Tabel10.D20" style:family="table-cell">
      <style:table-cell-properties style:vertical-align="top" fo:padding="0.097cm" fo:border="none" style:writing-mode="lr-tb"/>
    </style:style>
    <style:style style:name="Tabel10.A21" style:family="table-cell">
      <style:table-cell-properties style:vertical-align="top" fo:padding="0.097cm" fo:border="none" style:writing-mode="lr-tb"/>
    </style:style>
    <style:style style:name="Tabel10.B21" style:family="table-cell">
      <style:table-cell-properties style:vertical-align="top" fo:padding="0.097cm" fo:border="none" style:writing-mode="lr-tb"/>
    </style:style>
    <style:style style:name="Tabel10.C21" style:family="table-cell">
      <style:table-cell-properties style:vertical-align="top" fo:padding="0.097cm" fo:border="none" style:writing-mode="lr-tb"/>
    </style:style>
    <style:style style:name="Tabel10.D21" style:family="table-cell">
      <style:table-cell-properties style:vertical-align="top" fo:padding="0.097cm" fo:border="none" style:writing-mode="lr-tb"/>
    </style:style>
    <style:style style:name="Tabel10.A22" style:family="table-cell">
      <style:table-cell-properties style:vertical-align="top" fo:padding="0.097cm" fo:border="none" style:writing-mode="lr-tb"/>
    </style:style>
    <style:style style:name="Tabel10.B22" style:family="table-cell">
      <style:table-cell-properties style:vertical-align="top" fo:padding="0.097cm" fo:border="none" style:writing-mode="lr-tb"/>
    </style:style>
    <style:style style:name="Tabel10.C22" style:family="table-cell">
      <style:table-cell-properties style:vertical-align="top" fo:padding="0.097cm" fo:border="none" style:writing-mode="lr-tb"/>
    </style:style>
    <style:style style:name="Tabel10.D22" style:family="table-cell">
      <style:table-cell-properties style:vertical-align="top" fo:padding="0.097cm" fo:border="none" style:writing-mode="lr-tb"/>
    </style:style>
    <style:style style:name="Tabel10.A23" style:family="table-cell">
      <style:table-cell-properties style:vertical-align="top" fo:padding="0.097cm" fo:border="none" style:writing-mode="lr-tb"/>
    </style:style>
    <style:style style:name="Tabel10.B23" style:family="table-cell">
      <style:table-cell-properties style:vertical-align="top" fo:padding="0.097cm" fo:border="none" style:writing-mode="lr-tb"/>
    </style:style>
    <style:style style:name="Tabel10.C23" style:family="table-cell">
      <style:table-cell-properties style:vertical-align="top" fo:padding="0.097cm" fo:border="none" style:writing-mode="lr-tb"/>
    </style:style>
    <style:style style:name="Tabel10.D23" style:family="table-cell">
      <style:table-cell-properties style:vertical-align="top" fo:padding="0.097cm" fo:border="none" style:writing-mode="lr-tb"/>
    </style:style>
    <style:style style:name="Tabel10.A24" style:family="table-cell">
      <style:table-cell-properties style:vertical-align="top" fo:padding="0.097cm" fo:border="none" style:writing-mode="lr-tb"/>
    </style:style>
    <style:style style:name="Tabel10.B24" style:family="table-cell">
      <style:table-cell-properties style:vertical-align="top" fo:padding="0.097cm" fo:border="none" style:writing-mode="lr-tb"/>
    </style:style>
    <style:style style:name="Tabel10.C24" style:family="table-cell">
      <style:table-cell-properties style:vertical-align="top" fo:padding="0.097cm" fo:border="none" style:writing-mode="lr-tb"/>
    </style:style>
    <style:style style:name="Tabel10.D24" style:family="table-cell">
      <style:table-cell-properties style:vertical-align="top" fo:padding="0.097cm" fo:border="none" style:writing-mode="lr-tb"/>
    </style:style>
    <style:style style:name="Tabel10.A25" style:family="table-cell">
      <style:table-cell-properties style:vertical-align="top" fo:padding="0.097cm" fo:border="none" style:writing-mode="lr-tb"/>
    </style:style>
    <style:style style:name="Tabel10.B25" style:family="table-cell">
      <style:table-cell-properties style:vertical-align="top" fo:padding="0.097cm" fo:border="none" style:writing-mode="lr-tb"/>
    </style:style>
    <style:style style:name="Tabel10.C25" style:family="table-cell">
      <style:table-cell-properties style:vertical-align="top" fo:padding="0.097cm" fo:border="none" style:writing-mode="lr-tb"/>
    </style:style>
    <style:style style:name="Tabel10.D25" style:family="table-cell">
      <style:table-cell-properties style:vertical-align="top" fo:padding="0.097cm" fo:border="none" style:writing-mode="lr-tb"/>
    </style:style>
    <style:style style:name="Tabel10.A26" style:family="table-cell">
      <style:table-cell-properties style:vertical-align="top" fo:padding="0.097cm" fo:border="none" style:writing-mode="lr-tb"/>
    </style:style>
    <style:style style:name="Tabel10.B26" style:family="table-cell">
      <style:table-cell-properties style:vertical-align="top" fo:padding="0.097cm" fo:border="none" style:writing-mode="lr-tb"/>
    </style:style>
    <style:style style:name="Tabel10.C26" style:family="table-cell">
      <style:table-cell-properties style:vertical-align="top" fo:padding="0.097cm" fo:border="none" style:writing-mode="lr-tb"/>
    </style:style>
    <style:style style:name="Tabel10.D26" style:family="table-cell">
      <style:table-cell-properties style:vertical-align="top" fo:padding="0.097cm" fo:border="none" style:writing-mode="lr-tb"/>
    </style:style>
    <style:style style:name="P1" style:family="paragraph" style:parent-style-name="Standard">
      <style:text-properties fo:color="#2323dc" style:font-name="Times new Roman" fo:font-size="12pt" fo:language="fr" fo:country="FR" style:text-underline-style="none" fo:font-weight="bold" officeooo:rsid="001eb555" officeooo:paragraph-rsid="00069cff" style:font-size-asian="12pt" style:font-weight-asian="bold" style:font-name-complex="Arial1" style:font-size-complex="12pt" style:font-weight-complex="bold"/>
    </style:style>
    <style:style style:name="P2" style:family="paragraph" style:parent-style-name="Standard">
      <style:text-properties fo:color="#2323dc" style:font-name="Times new Roman" fo:language="fr" fo:country="FR" style:text-underline-style="none" fo:font-weight="bold" officeooo:rsid="001a8250" officeooo:paragraph-rsid="00069cff" style:font-weight-asian="bold" style:font-name-complex="Arial1" style:font-weight-complex="bold"/>
    </style:style>
    <style:style style:name="P3" style:family="paragraph" style:parent-style-name="Standard">
      <style:text-properties fo:color="#2323dc" style:font-name="Times new Roman" fo:language="fr" fo:country="FR" fo:font-style="normal" style:text-underline-style="none" fo:font-weight="bold" officeooo:rsid="001a8250" officeooo:paragraph-rsid="00069cff" style:font-style-asian="normal" style:font-weight-asian="bold" style:font-name-complex="Arial1" style:font-style-complex="normal" style:font-weight-complex="bold"/>
    </style:style>
    <style:style style:name="P4" style:family="paragraph" style:parent-style-name="Standard">
      <style:paragraph-properties style:snap-to-layout-grid="false"/>
      <style:text-properties fo:color="#000000" style:font-name="Times new Roman" fo:font-size="11pt" fo:language="fr" fo:country="FR" officeooo:rsid="001bb9a3" officeooo:paragraph-rsid="00069cff" style:font-name-asian="Arial1" style:font-size-asian="11pt" style:font-name-complex="Arial1" style:font-size-complex="11pt"/>
    </style:style>
    <style:style style:name="P5" style:family="paragraph" style:parent-style-name="Standard">
      <style:paragraph-properties style:snap-to-layout-grid="false"/>
      <style:text-properties fo:color="#000000" style:font-name="Times new Roman" fo:font-size="11pt" fo:language="fr" fo:country="FR" officeooo:paragraph-rsid="00069cff" style:font-name-asian="Arial1" style:font-size-asian="11pt" style:font-name-complex="Arial1" style:font-size-complex="11pt"/>
    </style:style>
    <style:style style:name="P6" style:family="paragraph" style:parent-style-name="Standard">
      <style:paragraph-properties style:snap-to-layout-grid="false"/>
      <style:text-properties fo:color="#000000" style:font-name="Times new Roman" fo:font-size="11pt" fo:language="fr" fo:country="FR" officeooo:paragraph-rsid="00069cff" style:letter-kerning="true" style:font-size-asian="11pt" style:language-asian="zh" style:country-asian="CN" style:font-size-complex="11pt" style:language-complex="hi" style:country-complex="IN"/>
    </style:style>
    <style:style style:name="P7" style:family="paragraph" style:parent-style-name="Standard">
      <style:paragraph-properties style:snap-to-layout-grid="false"/>
      <style:text-properties fo:color="#000000" style:font-name="Times new Roman" fo:font-size="11pt" fo:language="fr" fo:country="FR" officeooo:paragraph-rsid="00069cff" style:font-size-asian="11pt" style:font-name-complex="Arial1" style:font-size-complex="11pt"/>
    </style:style>
    <style:style style:name="P8" style:family="paragraph" style:parent-style-name="Standard">
      <style:paragraph-properties fo:text-align="center" style:justify-single-word="false" style:snap-to-layout-grid="false"/>
      <style:text-properties fo:color="#000000" style:font-name="Times new Roman" fo:font-size="11pt" fo:language="fr" fo:country="FR" officeooo:paragraph-rsid="00069cff" style:font-size-asian="11pt" style:font-name-complex="Arial1" style:font-size-complex="11pt"/>
    </style:style>
    <style:style style:name="P9" style:family="paragraph" style:parent-style-name="Standard">
      <style:paragraph-properties fo:text-align="center" style:justify-single-word="false" style:snap-to-layout-grid="false"/>
      <style:text-properties fo:color="#000000" style:font-name="Times new Roman" fo:font-size="11pt" fo:language="fr" fo:country="FR" officeooo:rsid="001d835e" officeooo:paragraph-rsid="00069cff" style:font-size-asian="11pt" style:font-name-complex="Arial1" style:font-size-complex="11pt"/>
    </style:style>
    <style:style style:name="P10"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Times new Roman" fo:font-size="11pt" fo:language="fr" fo:country="FR" officeooo:paragraph-rsid="00069cff" style:font-size-asian="11pt" style:font-name-complex="Garamond" style:font-size-complex="11pt"/>
    </style:style>
    <style:style style:name="P11" style:family="paragraph" style:parent-style-name="Standard">
      <style:paragraph-properties fo:text-align="center" style:justify-single-word="false" style:snap-to-layout-grid="false"/>
      <style:text-properties fo:color="#000000" style:font-name="Times new Roman" fo:font-size="11pt" fo:language="fr" fo:country="FR" officeooo:paragraph-rsid="00069cff" style:font-size-asian="11pt" style:font-size-complex="11pt"/>
    </style:style>
    <style:style style:name="P12" style:family="paragraph" style:parent-style-name="Standard">
      <style:paragraph-properties fo:text-align="start" style:justify-single-word="false" style:snap-to-layout-grid="false"/>
      <style:text-properties fo:color="#000000" style:font-name="Times new Roman" fo:font-size="11pt" fo:language="fr" fo:country="FR" officeooo:rsid="0010826c" officeooo:paragraph-rsid="00069cff" style:font-size-asian="11pt" style:font-size-complex="11pt"/>
    </style:style>
    <style:style style:name="P13" style:family="paragraph" style:parent-style-name="Standard">
      <style:paragraph-properties style:snap-to-layout-grid="false"/>
      <style:text-properties fo:color="#000000" style:font-name="Times new Roman" fo:font-size="11pt" fo:language="fr" fo:country="FR" officeooo:rsid="0010826c" officeooo:paragraph-rsid="00069cff" style:font-size-asian="11pt" style:font-size-complex="11pt"/>
    </style:style>
    <style:style style:name="P14"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Times new Roman" fo:font-size="11pt" fo:language="fr" fo:country="FR" fo:font-weight="bold" officeooo:rsid="00385932" officeooo:paragraph-rsid="00069cff" style:font-name-asian="Garamond" style:font-size-asian="11pt" style:font-weight-asian="bold" style:font-name-complex="Garamond" style:font-size-complex="11pt"/>
    </style:style>
    <style:style style:name="P15"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Times new Roman" fo:font-size="11pt" fo:language="fr" fo:country="FR" fo:font-weight="bold" officeooo:paragraph-rsid="00069cff" style:font-size-asian="11pt" style:font-weight-asian="bold" style:font-name-complex="Garamond" style:font-size-complex="11pt"/>
    </style:style>
    <style:style style:name="P16" style:family="paragraph" style:parent-style-name="Standard">
      <style:paragraph-properties fo:text-align="start" style:justify-single-word="false" style:snap-to-layout-grid="false"/>
      <style:text-properties fo:color="#000000" style:font-name="Times new Roman" fo:font-size="11pt" fo:language="fr" fo:country="FR" fo:font-weight="bold" officeooo:rsid="001d835e" officeooo:paragraph-rsid="00069cff" style:font-size-asian="11pt" style:font-weight-asian="bold" style:font-size-complex="11pt" style:font-weight-complex="bold"/>
    </style:style>
    <style:style style:name="P17" style:family="paragraph" style:parent-style-name="Standard">
      <style:paragraph-properties style:snap-to-layout-grid="false"/>
      <style:text-properties fo:color="#000000" style:font-name="Times new Roman" fo:font-size="11pt" fo:language="fr" fo:country="FR" fo:font-weight="bold" officeooo:rsid="0010826c" officeooo:paragraph-rsid="00069cff" fo:background-color="#ffffff" style:font-size-asian="11pt" style:font-weight-asian="bold" style:font-size-complex="11pt" style:font-weight-complex="bold"/>
    </style:style>
    <style:style style:name="P18" style:family="paragraph" style:parent-style-name="Standard">
      <style:paragraph-properties style:snap-to-layout-grid="false"/>
      <style:text-properties fo:color="#000000" style:font-name="Times new Roman" fo:font-size="11pt" fo:language="fr" fo:country="FR" fo:font-weight="bold" officeooo:rsid="00508262" officeooo:paragraph-rsid="00069cff" fo:background-color="#ffffff" style:font-size-asian="11pt" style:font-weight-asian="bold" style:font-size-complex="11pt" style:font-weight-complex="bold"/>
    </style:style>
    <style:style style:name="P19" style:family="paragraph" style:parent-style-name="Standard">
      <style:paragraph-properties fo:text-align="justify" style:justify-single-word="false" style:text-autospace="none">
        <style:tab-stops>
          <style:tab-stop style:position="10.478cm"/>
        </style:tab-stops>
      </style:paragraph-properties>
      <style:text-properties fo:color="#000000" style:font-name="Times new Roman" fo:font-size="11pt" fo:language="fr" fo:country="FR" officeooo:paragraph-rsid="00069cff" style:font-name-asian="Garamond" style:font-size-asian="11pt" style:font-name-complex="Garamond" style:font-size-complex="11pt"/>
    </style:style>
    <style:style style:name="P20" style:family="paragraph" style:parent-style-name="Standard">
      <style:paragraph-properties fo:text-align="center" style:justify-single-word="false" style:snap-to-layout-grid="false"/>
      <style:text-properties fo:color="#000000" style:font-name="Times new Roman" fo:font-size="11pt" fo:language="fr" fo:country="FR" fo:font-style="italic" officeooo:paragraph-rsid="00069cff" style:font-size-asian="11pt" style:font-style-asian="italic" style:font-size-complex="11pt" style:font-style-complex="italic"/>
    </style:style>
    <style:style style:name="P21" style:family="paragraph" style:parent-style-name="Standard">
      <style:paragraph-properties fo:text-align="end" style:justify-single-word="false" style:snap-to-layout-grid="false"/>
      <style:text-properties fo:color="#000000" style:font-name="Times new Roman" fo:font-size="11pt" fo:language="fr" fo:country="FR" fo:font-style="italic" officeooo:rsid="001d835e" officeooo:paragraph-rsid="00069cff" style:font-size-asian="11pt" style:font-style-asian="italic" style:font-size-complex="11pt" style:font-style-complex="italic"/>
    </style:style>
    <style:style style:name="P22" style:family="paragraph" style:parent-style-name="Standard">
      <style:paragraph-properties fo:text-align="end" style:justify-single-word="false" style:snap-to-layout-grid="false"/>
      <style:text-properties fo:color="#000000" style:font-name="Times new Roman" fo:font-size="11pt" fo:language="fr" fo:country="FR" fo:font-style="italic" officeooo:rsid="0011a674" officeooo:paragraph-rsid="00069cff" style:font-size-asian="11pt" style:font-style-asian="italic" style:font-size-complex="11pt" style:font-style-complex="italic"/>
    </style:style>
    <style:style style:name="P23" style:family="paragraph" style:parent-style-name="Standard">
      <style:paragraph-properties fo:text-align="end" style:justify-single-word="false" style:snap-to-layout-grid="false"/>
      <style:text-properties fo:color="#000000" style:font-name="Times new Roman" fo:font-size="11pt" fo:language="fr" fo:country="FR" fo:font-style="italic" officeooo:rsid="00141476" officeooo:paragraph-rsid="00069cff" style:font-size-asian="11pt" style:font-style-asian="italic" style:font-size-complex="11pt" style:font-style-complex="italic"/>
    </style:style>
    <style:style style:name="P24" style:family="paragraph" style:parent-style-name="Standard">
      <style:paragraph-properties fo:text-align="end" style:justify-single-word="false" style:snap-to-layout-grid="false"/>
      <style:text-properties fo:color="#000000" style:font-name="Times new Roman" fo:font-size="11pt" fo:language="fr" fo:country="FR" fo:font-style="italic" officeooo:rsid="00508262" officeooo:paragraph-rsid="00069cff" style:font-size-asian="11pt" style:font-style-asian="italic" style:font-size-complex="11pt" style:font-style-complex="italic"/>
    </style:style>
    <style:style style:name="P25" style:family="paragraph" style:parent-style-name="Standard">
      <style:paragraph-properties fo:text-align="end" style:justify-single-word="false" style:snap-to-layout-grid="false"/>
      <style:text-properties fo:color="#000000" style:font-name="Times new Roman" fo:font-size="11pt" fo:language="fr" fo:country="FR" fo:font-style="italic" officeooo:paragraph-rsid="00069cff" style:font-size-asian="11pt" style:font-style-asian="italic" style:font-size-complex="11pt" style:font-style-complex="italic"/>
    </style:style>
    <style:style style:name="P26" style:family="paragraph" style:parent-style-name="Standard">
      <style:paragraph-properties style:snap-to-layout-grid="false"/>
      <style:text-properties fo:color="#000000" style:font-name="Times new Roman" fo:font-size="11pt" fo:language="fr" fo:country="FR" officeooo:rsid="0010826c" officeooo:paragraph-rsid="00069cff" fo:background-color="#ffffff" style:font-size-asian="11pt" style:font-size-complex="11pt"/>
    </style:style>
    <style:style style:name="P27" style:family="paragraph" style:parent-style-name="Standard">
      <style:paragraph-properties fo:text-align="center" style:justify-single-word="false" style:snap-to-layout-grid="false"/>
      <style:text-properties fo:color="#4c4c4c" style:font-name="Times new Roman" fo:font-size="11pt" fo:language="fr" fo:country="FR" fo:font-weight="normal" officeooo:rsid="004a35c7" officeooo:paragraph-rsid="00069cff"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28" style:family="paragraph" style:parent-style-name="Standard">
      <style:paragraph-properties fo:text-align="center" style:justify-single-word="false"/>
      <style:text-properties fo:color="#4c4c4c" style:font-name="Times new Roman" fo:font-size="11pt" fo:language="fr" fo:country="FR" fo:font-weight="normal" officeooo:rsid="004a35c7" officeooo:paragraph-rsid="00069cff"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29" style:family="paragraph" style:parent-style-name="Standard">
      <style:paragraph-properties fo:text-align="center" style:justify-single-word="false" style:snap-to-layout-grid="false"/>
      <style:text-properties fo:color="#4c4c4c" style:font-name="Times new Roman" fo:font-size="11pt" fo:language="fr" fo:country="FR" fo:font-weight="normal" officeooo:rsid="001d835e" officeooo:paragraph-rsid="00069cff"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30" style:family="paragraph" style:parent-style-name="Standard">
      <style:paragraph-properties fo:text-align="center" style:justify-single-word="false"/>
      <style:text-properties fo:color="#4c4c4c" style:font-name="Times new Roman" fo:font-size="11pt" fo:language="fr" fo:country="FR" fo:font-weight="normal" officeooo:rsid="00141476" officeooo:paragraph-rsid="00069cff"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31" style:family="paragraph" style:parent-style-name="Standard">
      <style:paragraph-properties fo:text-align="start" style:justify-single-word="false" style:snap-to-layout-grid="false"/>
      <style:text-properties fo:color="#4c4c4c" style:font-name="Times new Roman" fo:font-size="11pt" fo:language="fr" fo:country="FR" fo:font-style="normal" officeooo:rsid="00148cac" officeooo:paragraph-rsid="00069cff" style:letter-kerning="true" style:font-name-asian="DejaVu Sans" style:font-size-asian="11pt" style:language-asian="zh" style:country-asian="CN" style:font-style-asian="normal" style:font-name-complex="DejaVu Sans" style:font-size-complex="11pt" style:language-complex="hi" style:country-complex="IN" style:font-style-complex="normal"/>
    </style:style>
    <style:style style:name="P32" style:family="paragraph" style:parent-style-name="Standard">
      <style:text-properties style:font-name="Times new Roman" fo:font-size="12pt" fo:language="fr" fo:country="FR" style:text-underline-style="none" fo:font-weight="normal" officeooo:rsid="001a3b04" officeooo:paragraph-rsid="00069cff" style:font-size-asian="12pt" style:font-weight-asian="normal" style:font-name-complex="Times New Roman1" style:font-size-complex="12pt" style:font-weight-complex="normal"/>
    </style:style>
    <style:style style:name="P33" style:family="paragraph" style:parent-style-name="Standard">
      <style:text-properties style:font-name="Times new Roman" fo:language="fr" fo:country="FR" officeooo:paragraph-rsid="00069cff"/>
    </style:style>
    <style:style style:name="P34" style:family="paragraph" style:parent-style-name="Standard">
      <style:paragraph-properties fo:text-align="center" style:justify-single-word="false"/>
      <style:text-properties style:font-name="Times new Roman" fo:font-size="11pt" fo:language="fr" fo:country="FR" officeooo:paragraph-rsid="00069cff" style:font-size-asian="11pt" style:font-size-complex="11pt"/>
    </style:style>
    <style:style style:name="P35" style:family="paragraph" style:parent-style-name="Standard">
      <style:paragraph-properties fo:text-align="start" style:justify-single-word="false" style:snap-to-layout-grid="false"/>
      <style:text-properties style:font-name="Times new Roman" fo:font-size="11pt" fo:language="fr" fo:country="FR" officeooo:paragraph-rsid="00069cff" style:font-size-asian="11pt" style:font-size-complex="11pt"/>
    </style:style>
    <style:style style:name="P36" style:family="paragraph" style:parent-style-name="Standard">
      <style:paragraph-properties style:snap-to-layout-grid="false"/>
      <style:text-properties style:font-name="Times new Roman" fo:font-size="11pt" fo:language="fr" fo:country="FR" officeooo:paragraph-rsid="00069cff" style:font-size-asian="11pt" style:font-size-complex="11pt"/>
    </style:style>
    <style:style style:name="P37" style:family="paragraph" style:parent-style-name="Standard">
      <style:text-properties style:font-name="Times new Roman" fo:font-size="11pt" fo:language="fr" fo:country="FR" officeooo:paragraph-rsid="00069cff" style:font-size-asian="11pt" style:font-size-complex="11pt"/>
    </style:style>
    <style:style style:name="P38" style:family="paragraph" style:parent-style-name="Standard">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font-name="Times new Roman" fo:font-size="11pt" fo:language="fr" fo:country="FR" fo:font-style="normal" officeooo:paragraph-rsid="00069cff" style:letter-kerning="true" style:font-name-asian="DejaVu Sans" style:font-size-asian="11pt" style:language-asian="zh" style:country-asian="CN" style:font-style-asian="normal" style:font-name-complex="DejaVu Sans" style:font-size-complex="11pt" style:language-complex="hi" style:country-complex="IN" style:font-style-complex="normal" fo:hyphenate="false" fo:hyphenation-remain-char-count="2" fo:hyphenation-push-char-count="2"/>
    </style:style>
    <style:style style:name="P39" style:family="paragraph" style:parent-style-name="HTML_20_Preformatted">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1pt" fo:language="fr" fo:country="FR" officeooo:paragraph-rsid="00069cff" style:letter-kerning="true" style:font-name-asian="DejaVu Sans" style:font-size-asian="11pt" style:language-asian="zh" style:country-asian="CN" style:font-size-complex="11pt" style:language-complex="hi" style:country-complex="IN" fo:hyphenate="false" fo:hyphenation-remain-char-count="2" fo:hyphenation-push-char-count="2"/>
    </style:style>
    <style:style style:name="P40" style:family="paragraph" style:parent-style-name="HTML_20_Preformatted">
      <style:paragraph-properties fo:text-align="justify" style:justify-single-word="false" fo:orphans="0" fo:widows="0" fo:hyphenation-ladder-count="no-limit" style:text-autospace="ideograph-alpha" style:punctuation-wrap="hanging" style:line-break="strict" style:writing-mode="lr-tb"/>
      <style:text-properties style:font-name="Times new Roman" fo:language="fr" fo:country="FR" officeooo:paragraph-rsid="00069cff" fo:hyphenate="false" fo:hyphenation-remain-char-count="2" fo:hyphenation-push-char-count="2"/>
    </style:style>
    <style:style style:name="P41"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Times new Roman" fo:font-size="11pt" fo:language="fr" fo:country="FR" fo:font-weight="normal" officeooo:paragraph-rsid="00069cff" style:letter-kerning="true" style:font-name-asian="DejaVu Sans" style:font-size-asian="11pt" style:language-asian="zh" style:country-asian="CN" style:font-weight-asian="normal" style:font-name-complex="DejaVu Sans" style:font-size-complex="11pt" style:language-complex="hi" style:country-complex="IN" style:font-weight-complex="normal" fo:hyphenate="false" fo:hyphenation-remain-char-count="2" fo:hyphenation-push-char-count="2"/>
    </style:style>
    <style:style style:name="P42" style:family="paragraph" style:parent-style-name="Table_20_Contents">
      <style:paragraph-properties fo:text-align="center" style:justify-single-word="false" fo:orphans="0" fo:widows="0" fo:hyphenation-ladder-count="no-limit" style:text-autospace="ideograph-alpha" style:punctuation-wrap="hanging" style:line-break="strict" style:writing-mode="lr-tb"/>
      <style:text-properties fo:color="#4c4c4c" style:font-name="Times new Roman" fo:font-size="11pt" fo:language="fr" fo:country="FR" fo:font-weight="normal" officeooo:paragraph-rsid="00069cff"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43"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4c4c4c" style:font-name="Times new Roman" fo:font-size="11pt" fo:language="fr" fo:country="FR" fo:font-style="normal" officeooo:rsid="00148cac" officeooo:paragraph-rsid="00069cff" style:letter-kerning="true" fo:background-color="#ffffff" style:font-name-asian="DejaVu Sans" style:font-size-asian="11pt" style:language-asian="zh" style:country-asian="CN" style:font-style-asian="normal" style:font-name-complex="DejaVu Sans" style:font-size-complex="11pt" style:language-complex="hi" style:country-complex="IN" style:font-style-complex="normal" fo:hyphenate="false" fo:hyphenation-remain-char-count="2" fo:hyphenation-push-char-count="2"/>
    </style:style>
    <style:style style:name="P4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style:font-name="Times new Roman" fo:font-size="11pt" fo:language="fr" fo:country="FR" fo:font-style="normal" officeooo:paragraph-rsid="00069cff" style:letter-kerning="true" style:font-size-asian="11pt" style:language-asian="zh" style:country-asian="CN" style:font-style-asian="normal" style:font-size-complex="11pt" style:language-complex="hi" style:country-complex="IN" style:font-style-complex="normal" fo:hyphenate="false" fo:hyphenation-remain-char-count="2" fo:hyphenation-push-char-count="2"/>
    </style:style>
    <style:style style:name="P45"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font-name="Times new Roman" fo:font-size="11pt" fo:language="fr" fo:country="FR" officeooo:paragraph-rsid="00069cff" style:font-size-asian="11pt" style:font-size-complex="11pt" fo:hyphenate="false" fo:hyphenation-remain-char-count="2" fo:hyphenation-push-char-count="2"/>
    </style:style>
    <style:style style:name="P46" style:family="paragraph" style:parent-style-name="Table_20_Contents">
      <style:paragraph-properties style:snap-to-layout-grid="false"/>
      <style:text-properties fo:color="#000000" style:font-name="Times new Roman" fo:font-size="11pt" fo:language="fr" fo:country="FR" fo:font-weight="bold" officeooo:paragraph-rsid="00069cff" style:font-size-asian="11pt" style:font-weight-asian="bold" style:font-size-complex="11pt" style:font-weight-complex="bold"/>
    </style:style>
    <style:style style:name="P47" style:family="paragraph" style:parent-style-name="Table_20_Contents">
      <style:paragraph-properties style:snap-to-layout-grid="false"/>
      <style:text-properties fo:color="#000000" style:font-name="Times new Roman" fo:font-size="11pt" fo:language="fr" fo:country="FR" fo:font-weight="bold" officeooo:rsid="003fcd2b" officeooo:paragraph-rsid="00069cff" style:font-size-asian="11pt" style:font-weight-asian="bold" style:font-size-complex="11pt" style:font-weight-complex="bold"/>
    </style:style>
    <style:style style:name="P48" style:family="paragraph" style:parent-style-name="Table_20_Contents">
      <style:text-properties fo:color="#000000" style:font-name="Times new Roman" fo:font-size="11pt" fo:language="fr" fo:country="FR" fo:font-weight="bold" officeooo:paragraph-rsid="00069cff" style:font-size-asian="11pt" style:font-weight-asian="bold" style:font-size-complex="11pt" style:font-weight-complex="bold"/>
    </style:style>
    <style:style style:name="P49" style:family="paragraph" style:parent-style-name="Table_20_Contents">
      <style:paragraph-properties style:snap-to-layout-grid="false"/>
      <style:text-properties fo:color="#000000" style:font-name="Times new Roman" fo:font-size="11pt" fo:language="fr" fo:country="FR" fo:font-weight="bold" officeooo:paragraph-rsid="00069cff" style:letter-kerning="true" style:font-size-asian="11pt" style:language-asian="zh" style:country-asian="CN" style:font-weight-asian="bold" style:font-size-complex="11pt" style:language-complex="hi" style:country-complex="IN" style:font-weight-complex="bold"/>
    </style:style>
    <style:style style:name="P50" style:family="paragraph" style:parent-style-name="Table_20_Contents">
      <style:paragraph-properties style:snap-to-layout-grid="false"/>
      <style:text-properties fo:color="#000000" style:font-name="Times new Roman" fo:font-size="11pt" fo:language="fr" fo:country="FR" officeooo:paragraph-rsid="00069cff" style:font-size-asian="11pt" style:font-size-complex="11pt"/>
    </style:style>
    <style:style style:name="P51" style:family="paragraph" style:parent-style-name="Table_20_Contents">
      <style:paragraph-properties fo:text-align="center" style:justify-single-word="false" style:snap-to-layout-grid="false"/>
      <style:text-properties fo:color="#000000" style:font-name="Times new Roman" fo:font-size="11pt" fo:language="fr" fo:country="FR" officeooo:paragraph-rsid="00069cff" style:font-size-asian="11pt" style:font-size-complex="11pt"/>
    </style:style>
    <style:style style:name="P52" style:family="paragraph" style:parent-style-name="Table_20_Contents">
      <style:paragraph-properties fo:text-align="center" style:justify-single-word="false" style:snap-to-layout-grid="false"/>
      <style:text-properties fo:color="#000000" style:font-name="Times new Roman" fo:font-size="11pt" fo:language="fr" fo:country="FR" officeooo:rsid="00069cff" officeooo:paragraph-rsid="00069cff" style:font-size-asian="11pt" style:font-size-complex="11pt"/>
    </style:style>
    <style:style style:name="P53" style:family="paragraph" style:parent-style-name="Table_20_Contents">
      <style:paragraph-properties style:snap-to-layout-grid="false"/>
      <style:text-properties fo:color="#000000" style:font-name="Times new Roman" fo:font-size="11pt" fo:language="fr" fo:country="FR" fo:font-style="normal" officeooo:paragraph-rsid="00069cff" style:font-size-asian="11pt" style:font-style-asian="normal" style:font-size-complex="11pt" style:font-style-complex="normal"/>
    </style:style>
    <style:style style:name="P54" style:family="paragraph" style:parent-style-name="Table_20_Contents">
      <style:text-properties fo:color="#000000" style:font-name="Times new Roman" fo:font-size="11pt" fo:language="fr" fo:country="FR" fo:font-style="normal" officeooo:paragraph-rsid="00069cff" style:font-size-asian="11pt" style:font-style-asian="normal" style:font-size-complex="11pt" style:font-style-complex="normal"/>
    </style:style>
    <style:style style:name="P55" style:family="paragraph" style:parent-style-name="Table_20_Contents">
      <style:paragraph-properties fo:text-align="end" style:justify-single-word="false" style:snap-to-layout-grid="false"/>
      <style:text-properties fo:color="#000000" style:font-name="Times new Roman" fo:font-size="11pt" fo:language="fr" fo:country="FR" fo:font-style="italic" officeooo:paragraph-rsid="00069cff" style:font-size-asian="11pt" style:font-style-asian="italic" style:font-size-complex="11pt" style:font-style-complex="italic"/>
    </style:style>
    <style:style style:name="P56" style:family="paragraph" style:parent-style-name="Table_20_Contents">
      <style:paragraph-properties fo:text-align="center" style:justify-single-word="false"/>
      <style:text-properties fo:color="#4c4c4c" style:font-name="Times new Roman" fo:font-size="11pt" fo:language="fr" fo:country="FR" fo:font-weight="normal" officeooo:paragraph-rsid="00069cff" style:letter-kerning="true" style:font-name-asian="DejaVu Sans" style:font-size-asian="11pt" style:language-asian="zh" style:country-asian="CN" style:font-weight-asian="normal" style:font-name-complex="DejaVu Sans" style:font-size-complex="11pt" style:language-complex="hi" style:country-complex="IN" style:font-weight-complex="normal"/>
    </style:style>
    <style:style style:name="P57" style:family="paragraph" style:parent-style-name="Table_20_Contents">
      <style:paragraph-properties fo:text-align="center" style:justify-single-word="false" style:snap-to-layout-grid="false"/>
      <style:text-properties fo:color="#4c4c4c" style:font-name="Times new Roman" fo:font-size="11pt" fo:language="fr" fo:country="FR" fo:font-weight="normal" officeooo:paragraph-rsid="00069cff" style:letter-kerning="true" style:font-size-asian="11pt" style:language-asian="zh" style:country-asian="CN" style:font-weight-asian="normal" style:font-name-complex="Arial1" style:font-size-complex="11pt" style:language-complex="hi" style:country-complex="IN" style:font-weight-complex="normal"/>
    </style:style>
    <style:style style:name="P58" style:family="paragraph" style:parent-style-name="Table_20_Contents">
      <style:paragraph-properties fo:text-align="center" style:justify-single-word="false"/>
      <style:text-properties fo:color="#4c4c4c" style:font-name="Times new Roman" fo:font-size="11pt" fo:language="fr" fo:country="FR" fo:font-weight="normal" officeooo:paragraph-rsid="00069cff" style:letter-kerning="true" style:font-size-asian="11pt" style:language-asian="zh" style:country-asian="CN" style:font-weight-asian="normal" style:font-size-complex="11pt" style:language-complex="hi" style:country-complex="IN" style:font-weight-complex="normal"/>
    </style:style>
    <style:style style:name="P59" style:family="paragraph" style:parent-style-name="Table_20_Contents">
      <style:text-properties style:font-name="Times new Roman" fo:font-size="11pt" fo:language="fr" fo:country="FR" officeooo:paragraph-rsid="00069cff" style:font-size-asian="11pt" style:font-size-complex="11pt"/>
    </style:style>
    <style:style style:name="P60" style:family="paragraph" style:parent-style-name="Footnote">
      <style:text-properties officeooo:rsid="00137645" officeooo:paragraph-rsid="00456da0"/>
    </style:style>
    <style:style style:name="P61" style:family="paragraph" style:parent-style-name="Footnote">
      <style:text-properties officeooo:paragraph-rsid="00456da0"/>
    </style:style>
    <style:style style:name="P62" style:family="paragraph" style:parent-style-name="Footnote">
      <style:text-properties fo:language="fr" fo:country="FR" officeooo:rsid="001bb9a3" officeooo:paragraph-rsid="006b84a5"/>
    </style:style>
    <style:style style:name="P63" style:family="paragraph" style:parent-style-name="Footnote">
      <style:text-properties fo:color="#0000ff" fo:language="fr" fo:country="FR" fo:font-weight="bold" style:font-weight-asian="bold" style:font-weight-complex="bold"/>
    </style:style>
    <style:style style:name="P64" style:family="paragraph" style:parent-style-name="Standard">
      <style:paragraph-properties fo:margin-top="0cm" fo:margin-bottom="0cm" loext:contextual-spacing="false" fo:text-align="justify" style:justify-single-word="false" style:text-autospace="none">
        <style:tab-stops>
          <style:tab-stop style:position="10.478cm"/>
        </style:tab-stops>
      </style:paragraph-properties>
      <style:text-properties officeooo:paragraph-rsid="00069cff"/>
    </style:style>
    <style:style style:name="P65"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paragraph-rsid="00069cff" style:font-size-asian="11pt" style:font-style-asian="normal" style:font-weight-asian="normal" style:font-name-complex="Arial1" style:font-size-complex="11pt" style:font-style-complex="normal" style:font-weight-complex="normal"/>
    </style:style>
    <style:style style:name="P66"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01eb555" officeooo:paragraph-rsid="00069cff" style:font-size-asian="11pt" style:font-style-asian="normal" style:font-weight-asian="normal" style:font-name-complex="Arial1" style:font-size-complex="11pt" style:font-style-complex="normal" style:font-weight-complex="normal"/>
    </style:style>
    <style:style style:name="P67" style:family="paragraph" style:parent-style-name="Standard">
      <style:paragraph-properties style:snap-to-layout-grid="false"/>
      <style:text-properties fo:color="#000000" style:font-name="Times new Roman" fo:font-size="11pt" fo:language="fr" fo:country="FR" officeooo:rsid="001bb9a3" officeooo:paragraph-rsid="00069cff" style:font-name-asian="Arial1" style:font-size-asian="11pt" style:font-name-complex="Arial1" style:font-size-complex="11pt"/>
    </style:style>
    <style:style style:name="P68" style:family="paragraph" style:parent-style-name="Standard">
      <style:paragraph-properties fo:margin-top="0cm" fo:margin-bottom="0cm" loext:contextual-spacing="true" style:snap-to-layout-grid="false"/>
      <style:text-properties fo:color="#000000" style:font-name="Times new Roman" fo:font-size="11pt" fo:language="fr" fo:country="FR" officeooo:rsid="001bb9a3" officeooo:paragraph-rsid="00482356" style:font-name-asian="Arial1" style:font-size-asian="11pt" style:font-name-complex="Arial1" style:font-size-complex="11pt"/>
    </style:style>
    <style:style style:name="P69" style:family="paragraph" style:parent-style-name="Standard">
      <style:paragraph-properties fo:margin-left="0cm" fo:margin-right="0cm" fo:margin-top="0cm" fo:margin-bottom="0cm" loext:contextual-spacing="true" fo:line-height="100%" fo:text-align="start" style:justify-single-word="false" fo:keep-together="auto" fo:orphans="2" fo:widows="2" fo:text-indent="0cm" style:auto-text-indent="false" fo:keep-with-next="always"/>
      <style:text-properties fo:color="#000000" style:font-name="Times new Roman" fo:font-size="11pt" fo:language="fr" fo:country="FR" fo:font-weight="bold" officeooo:rsid="00482356" officeooo:paragraph-rsid="00482356" style:letter-kerning="true" style:font-size-asian="11pt" style:language-asian="zh" style:country-asian="CN" style:font-weight-asian="bold" style:font-name-complex="DejaVu Sans1" style:font-size-complex="11pt" style:language-complex="hi" style:country-complex="IN" style:font-weight-complex="bold"/>
    </style:style>
    <style:style style:name="P70" style:family="paragraph" style:parent-style-name="Standard">
      <style:paragraph-properties fo:margin-left="0cm" fo:margin-right="0cm" fo:margin-top="0cm" fo:margin-bottom="0cm" loext:contextual-spacing="true" fo:line-height="100%" fo:text-align="start" style:justify-single-word="false" fo:orphans="2" fo:widows="2" fo:text-indent="0cm" style:auto-text-indent="false"/>
      <style:text-properties fo:font-variant="normal" fo:text-transform="none" fo:color="#4c4c4c" style:text-line-through-style="none" style:text-line-through-type="none" style:text-position="0% 100%" style:font-name="Times new Roman" fo:font-size="11pt" fo:language="fr" fo:country="FR" fo:font-style="normal" style:text-underline-style="none" fo:font-weight="normal" officeooo:rsid="0007d34b" officeooo:paragraph-rsid="0007d34b" style:letter-kerning="true" style:font-name-asian="Arial2" style:font-size-asian="11pt" style:language-asian="zh" style:country-asian="CN" style:font-style-asian="normal" style:font-weight-asian="normal" style:font-name-complex="DejaVu Sans1" style:font-size-complex="11pt" style:language-complex="hi" style:country-complex="IN" style:font-weight-complex="normal"/>
    </style:style>
    <style:style style:name="P71" style:family="paragraph" style:parent-style-name="Table_20_Contents">
      <style:paragraph-properties style:snap-to-layout-grid="false"/>
      <style:text-properties fo:color="#000000" style:font-name="Times new Roman" fo:font-size="11pt" fo:language="fr" fo:country="FR" fo:font-weight="bold" officeooo:paragraph-rsid="00069cff" style:font-size-asian="11pt" style:font-weight-asian="bold" style:font-size-complex="11pt" style:font-weight-complex="bold"/>
    </style:style>
    <style:style style:name="P72" style:family="paragraph" style:parent-style-name="Heading_20_3">
      <style:text-properties fo:color="#000000" style:font-name="Arial1" fo:font-size="10pt" fo:language="fr" fo:country="FR" fo:font-weight="normal" officeooo:rsid="00068515" officeooo:paragraph-rsid="00069cff" style:font-name-asian="Garamond" style:font-size-asian="8.75pt" style:language-asian="zxx" style:country-asian="none" style:font-weight-asian="normal" style:font-name-complex="Garamond" style:font-size-complex="10pt" style:font-weight-complex="bold"/>
    </style:style>
    <style:style style:name="P73" style:family="paragraph" style:parent-style-name="Heading_20_3">
      <style:paragraph-properties fo:break-before="page"/>
      <style:text-properties style:font-name="Times new Roman" fo:language="fr" fo:country="FR" officeooo:paragraph-rsid="00069cff"/>
    </style:style>
    <style:style style:name="P74" style:family="paragraph">
      <loext:graphic-properties draw:fill="none" draw:fill-color="#ffffff"/>
      <style:paragraph-properties fo:text-align="center" style:writing-mode="lr-tb"/>
    </style:style>
    <style:style style:name="T1" style:family="text">
      <style:text-properties officeooo:rsid="001dfa34"/>
    </style:style>
    <style:style style:name="T2" style:family="text">
      <style:text-properties fo:font-weight="bold" fo:background-color="#ffffff" loext:char-shading-value="0" style:font-weight-asian="bold" style:font-weight-complex="bold"/>
    </style:style>
    <style:style style:name="T3" style:family="text">
      <style:text-properties fo:font-weight="bold" officeooo:rsid="004a35c7" fo:background-color="#ffffff" loext:char-shading-value="0" style:font-weight-asian="bold" style:font-weight-complex="bold"/>
    </style:style>
    <style:style style:name="T4" style:family="text">
      <style:text-properties fo:font-weight="bold" officeooo:rsid="00137645" fo:background-color="#ffffff"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435acf" style:font-weight-asian="bold" style:font-weight-complex="bold"/>
    </style:style>
    <style:style style:name="T7" style:family="text">
      <style:text-properties fo:font-weight="bold" officeooo:rsid="004a35c7" style:font-weight-asian="bold" style:font-weight-complex="bold"/>
    </style:style>
    <style:style style:name="T8" style:family="text">
      <style:text-properties fo:font-weight="bold" officeooo:rsid="001a9d4d" style:font-weight-asian="bold" style:font-weight-complex="bold"/>
    </style:style>
    <style:style style:name="T9" style:family="text">
      <style:text-properties fo:font-weight="bold" officeooo:rsid="00137645" style:font-weight-asian="bold" style:font-weight-complex="bold"/>
    </style:style>
    <style:style style:name="T10" style:family="text">
      <style:text-properties fo:font-weight="bold" officeooo:rsid="001be98f" style:font-weight-asian="bold" style:font-weight-complex="bold"/>
    </style:style>
    <style:style style:name="T11" style:family="text">
      <style:text-properties fo:font-weight="bold" style:font-weight-asian="bold" style:font-name-complex="Times New Roman1"/>
    </style:style>
    <style:style style:name="T12" style:family="text">
      <style:text-properties fo:font-weight="bold" style:font-name-asian="Times New Roman1" style:font-weight-asian="bold" style:font-name-complex="Times New Roman1" style:font-weight-complex="bold"/>
    </style:style>
    <style:style style:name="T13" style:family="text">
      <style:text-properties fo:font-weight="bold" officeooo:rsid="00137645" style:font-name-asian="Times New Roman1" style:font-weight-asian="bold" style:font-name-complex="Times New Roman1" style:font-weight-complex="bold"/>
    </style:style>
    <style:style style:name="T14" style:family="text">
      <style:text-properties officeooo:rsid="00435acf"/>
    </style:style>
    <style:style style:name="T15" style:family="text">
      <style:text-properties officeooo:rsid="003fcd2b"/>
    </style:style>
    <style:style style:name="T16" style:family="text">
      <style:text-properties officeooo:rsid="004a35c7"/>
    </style:style>
    <style:style style:name="T17" style:family="text">
      <style:text-properties style:font-name-asian="Arial1"/>
    </style:style>
    <style:style style:name="T18" style:family="text">
      <style:text-properties style:font-name-asian="DejaVu Sans" style:font-name-complex="DejaVu Sans"/>
    </style:style>
    <style:style style:name="T19" style:family="text">
      <style:text-properties style:font-name-asian="Times New Roman1" style:font-name-complex="Times New Roman1"/>
    </style:style>
    <style:style style:name="T20" style:family="text">
      <style:text-properties fo:font-style="normal" fo:font-weight="bold" fo:background-color="#ffffff" loext:char-shading-value="0" style:font-style-asian="normal" style:font-weight-asian="bold" style:font-style-complex="normal" style:font-weight-complex="bold"/>
    </style:style>
    <style:style style:name="T21" style:family="text">
      <style:text-properties fo:font-style="normal" fo:font-weight="bold" fo:background-color="#ffffff" loext:char-shading-value="0" style:font-name-asian="Times New Roman1" style:font-style-asian="normal" style:font-weight-asian="bold" style:font-name-complex="Times New Roman1" style:font-style-complex="normal" style:font-weight-complex="bold"/>
    </style:style>
    <style:style style:name="T22" style:family="text">
      <style:text-properties fo:font-style="normal" fo:font-weight="bold" officeooo:rsid="00137645" style:font-style-asian="normal" style:font-weight-asian="bold" style:font-style-complex="normal" style:font-weight-complex="bold"/>
    </style:style>
    <style:style style:name="T23" style:family="text">
      <style:text-properties fo:font-style="normal" fo:font-weight="bold" officeooo:rsid="001a9d4d" style:font-style-asian="normal" style:font-weight-asian="bold" style:font-style-complex="normal" style:font-weight-complex="bold"/>
    </style:style>
    <style:style style:name="T24" style:family="text">
      <style:text-properties fo:font-style="normal" fo:font-weight="bold" style:font-name-asian="Times New Roman1" style:font-style-asian="normal" style:font-weight-asian="bold" style:font-name-complex="Times New Roman1" style:font-style-complex="normal" style:font-weight-complex="bold"/>
    </style:style>
    <style:style style:name="T25" style:family="text">
      <style:text-properties fo:font-style="normal" fo:font-weight="bold" officeooo:rsid="00137645" style:font-name-asian="Times New Roman1" style:font-style-asian="normal" style:font-weight-asian="bold" style:font-name-complex="Times New Roman1" style:font-style-complex="normal" style:font-weight-complex="bold"/>
    </style:style>
    <style:style style:name="T26" style:family="text">
      <style:text-properties fo:font-style="normal" style:font-name-asian="Times New Roman1" style:font-style-asian="normal" style:font-name-complex="Times New Roman1" style:font-style-complex="normal"/>
    </style:style>
    <style:style style:name="T27" style:family="text">
      <style:text-properties fo:font-style="normal" officeooo:rsid="00137645" style:font-name-asian="Times New Roman1" style:font-style-asian="normal" style:font-name-complex="Times New Roman1" style:font-style-complex="normal"/>
    </style:style>
    <style:style style:name="T28" style:family="text">
      <style:text-properties fo:font-style="normal" style:font-style-asian="normal" style:font-style-complex="normal"/>
    </style:style>
    <style:style style:name="T29" style:family="text">
      <style:text-properties fo:font-style="normal" officeooo:rsid="00137645" style:font-style-asian="normal" style:font-style-complex="normal"/>
    </style:style>
    <style:style style:name="T30" style:family="text">
      <style:text-properties fo:font-style="normal" officeooo:rsid="001a9d4d" style:font-style-asian="normal" style:font-style-complex="normal"/>
    </style:style>
    <style:style style:name="T31" style:family="text">
      <style:text-properties fo:font-style="normal" officeooo:rsid="006b84a5" style:font-style-asian="normal" style:font-style-complex="normal"/>
    </style:style>
    <style:style style:name="T32" style:family="text">
      <style:text-properties fo:color="#4c4c4c" fo:font-weight="normal" style:letter-kerning="true" style:font-name-asian="DejaVu Sans" style:language-asian="zh" style:country-asian="CN" style:font-weight-asian="normal" style:font-name-complex="DejaVu Sans" style:language-complex="hi" style:country-complex="IN" style:font-weight-complex="normal"/>
    </style:style>
    <style:style style:name="T33" style:family="text">
      <style:text-properties fo:color="#4c4c4c" fo:font-weight="normal" officeooo:rsid="00141476" style:letter-kerning="true" style:font-name-asian="DejaVu Sans" style:language-asian="zh" style:country-asian="CN" style:font-weight-asian="normal" style:font-name-complex="DejaVu Sans" style:language-complex="hi" style:country-complex="IN" style:font-weight-complex="normal"/>
    </style:style>
    <style:style style:name="T34" style:family="text">
      <style:text-properties fo:color="#4c4c4c" fo:font-weight="normal" officeooo:rsid="003fcd2b" style:letter-kerning="true" style:font-name-asian="DejaVu Sans" style:language-asian="zh" style:country-asian="CN" style:font-weight-asian="normal" style:font-name-complex="DejaVu Sans" style:language-complex="hi" style:country-complex="IN" style:font-weight-complex="normal"/>
    </style:style>
    <style:style style:name="T35" style:family="text">
      <style:text-properties fo:color="#4c4c4c" fo:font-weight="normal" officeooo:rsid="004a35c7" style:letter-kerning="true" style:font-name-asian="DejaVu Sans" style:language-asian="zh" style:country-asian="CN" style:font-weight-asian="normal" style:font-name-complex="DejaVu Sans" style:language-complex="hi" style:country-complex="IN" style:font-weight-complex="normal"/>
    </style:style>
    <style:style style:name="T36" style:family="text">
      <style:text-properties fo:color="#4c4c4c" fo:font-weight="normal" officeooo:rsid="00211274" style:letter-kerning="true" style:font-name-asian="DejaVu Sans" style:language-asian="zh" style:country-asian="CN" style:font-weight-asian="normal" style:font-name-complex="DejaVu Sans" style:language-complex="hi" style:country-complex="IN" style:font-weight-complex="normal"/>
    </style:style>
    <style:style style:name="T37" style:family="text">
      <style:text-properties fo:color="#4c4c4c" fo:font-weight="normal" style:letter-kerning="true" style:language-asian="zh" style:country-asian="CN" style:font-weight-asian="normal" style:language-complex="hi" style:country-complex="IN" style:font-weight-complex="normal"/>
    </style:style>
    <style:style style:name="T38" style:family="text">
      <style:text-properties fo:color="#4c4c4c" fo:font-weight="normal" officeooo:rsid="001bb9a3" style:letter-kerning="true" style:language-asian="zh" style:country-asian="CN" style:font-weight-asian="normal" style:language-complex="hi" style:country-complex="IN" style:font-weight-complex="normal"/>
    </style:style>
    <style:style style:name="T39" style:family="text">
      <style:text-properties fo:color="#4c4c4c" fo:font-weight="normal" officeooo:rsid="00326df8" style:letter-kerning="true" style:language-asian="zh" style:country-asian="CN" style:font-weight-asian="normal" style:language-complex="hi" style:country-complex="IN" style:font-weight-complex="normal"/>
    </style:style>
    <style:style style:name="T40" style:family="text">
      <style:text-properties fo:color="#4c4c4c" fo:font-weight="normal" officeooo:rsid="0067a383" style:letter-kerning="true" style:language-asian="zh" style:country-asian="CN" style:font-weight-asian="normal" style:language-complex="hi" style:country-complex="IN" style:font-weight-complex="normal"/>
    </style:style>
    <style:style style:name="T41" style:family="text">
      <style:text-properties fo:color="#4c4c4c" fo:font-weight="normal" officeooo:rsid="001bb9a3" style:letter-kerning="true" style:language-asian="zh" style:country-asian="CN" style:font-weight-asian="normal" style:font-name-complex="DejaVu Sans1" style:language-complex="hi" style:country-complex="IN" style:font-weight-complex="normal"/>
    </style:style>
    <style:style style:name="T42" style:family="text">
      <style:text-properties fo:color="#4c4c4c" fo:font-weight="normal" style:font-name-asian="DejaVu Sans" style:font-weight-asian="normal" style:font-name-complex="DejaVu Sans" style:font-weight-complex="normal"/>
    </style:style>
    <style:style style:name="T43" style:family="text">
      <style:text-properties fo:color="#4c4c4c" fo:font-weight="normal" officeooo:rsid="001a9d4d" style:font-weight-asian="normal" style:font-weight-complex="normal"/>
    </style:style>
    <style:style style:name="T44" style:family="text">
      <style:text-properties fo:color="#4c4c4c" officeooo:rsid="001a9d4d"/>
    </style:style>
    <style:style style:name="T45" style:family="text">
      <style:text-properties fo:color="#4c4c4c" fo:font-style="normal" officeooo:rsid="00148cac" style:letter-kerning="true" style:font-name-asian="DejaVu Sans" style:language-asian="zh" style:country-asian="CN" style:font-style-asian="normal" style:font-name-complex="DejaVu Sans" style:language-complex="hi" style:country-complex="IN" style:font-style-complex="normal"/>
    </style:style>
    <style:style style:name="T46" style:family="text">
      <style:text-properties fo:color="#4c4c4c" fo:font-style="normal" officeooo:rsid="001c1e57" style:letter-kerning="true" style:font-name-asian="DejaVu Sans" style:language-asian="zh" style:country-asian="CN" style:font-style-asian="normal" style:font-name-complex="DejaVu Sans" style:language-complex="hi" style:country-complex="IN" style:font-style-complex="normal"/>
    </style:style>
    <style:style style:name="T47" style:family="text">
      <style:text-properties fo:color="#4c4c4c" fo:font-style="normal" officeooo:rsid="0023c904" style:letter-kerning="true" style:font-name-asian="DejaVu Sans" style:language-asian="zh" style:country-asian="CN" style:font-style-asian="normal" style:font-name-complex="DejaVu Sans" style:language-complex="hi" style:country-complex="IN" style:font-style-complex="normal"/>
    </style:style>
    <style:style style:name="T48" style:family="text">
      <style:text-properties fo:color="#4c4c4c" fo:font-style="normal" style:letter-kerning="true" style:font-name-asian="Times New Roman1" style:language-asian="zh" style:country-asian="CN" style:font-style-asian="normal" style:font-name-complex="Times New Roman1" style:language-complex="hi" style:country-complex="IN" style:font-style-complex="normal"/>
    </style:style>
    <style:style style:name="T49" style:family="text">
      <style:text-properties fo:color="#4c4c4c" fo:font-style="normal" officeooo:rsid="0023c904" style:letter-kerning="true" style:font-name-asian="Times New Roman1" style:language-asian="zh" style:country-asian="CN" style:font-style-asian="normal" style:font-name-complex="Times New Roman1" style:language-complex="hi" style:country-complex="IN" style:font-style-complex="normal"/>
    </style:style>
    <style:style style:name="T50" style:family="text">
      <style:text-properties fo:color="#4c4c4c" fo:font-style="normal" officeooo:rsid="002959ec" style:letter-kerning="true" style:font-name-asian="Times New Roman1" style:language-asian="zh" style:country-asian="CN" style:font-style-asian="normal" style:font-name-complex="Times New Roman1" style:language-complex="hi" style:country-complex="IN" style:font-style-complex="normal"/>
    </style:style>
    <style:style style:name="T51" style:family="text">
      <style:text-properties fo:color="#4c4c4c" fo:font-style="normal" officeooo:rsid="0030fdfc" style:letter-kerning="true" style:font-name-asian="Times New Roman1" style:language-asian="zh" style:country-asian="CN" style:font-style-asian="normal" style:font-name-complex="Times New Roman1" style:language-complex="hi" style:country-complex="IN" style:font-style-complex="normal"/>
    </style:style>
    <style:style style:name="T52" style:family="text">
      <style:text-properties fo:color="#4c4c4c" fo:font-style="normal" style:letter-kerning="true" style:language-asian="zh" style:country-asian="CN" style:font-style-asian="normal" style:language-complex="hi" style:country-complex="IN" style:font-style-complex="normal"/>
    </style:style>
    <style:style style:name="T53" style:family="text">
      <style:text-properties fo:color="#4c4c4c" fo:font-style="normal" officeooo:rsid="0023c904" style:letter-kerning="true" style:language-asian="zh" style:country-asian="CN" style:font-style-asian="normal" style:language-complex="hi" style:country-complex="IN" style:font-style-complex="normal"/>
    </style:style>
    <style:style style:name="T54" style:family="text">
      <style:text-properties fo:color="#4c4c4c" fo:font-style="normal" fo:font-weight="normal"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style>
    <style:style style:name="T55" style:family="text">
      <style:text-properties fo:color="#4c4c4c" fo:font-style="normal" fo:font-weight="normal" officeooo:rsid="00148cac"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style>
    <style:style style:name="T56" style:family="text">
      <style:text-properties fo:color="#4c4c4c" fo:font-style="normal" fo:font-weight="normal" style:letter-kerning="tru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57" style:family="text">
      <style:text-properties fo:color="#4c4c4c" fo:font-style="normal" fo:font-weight="normal" officeooo:rsid="001a9d4d" style:font-style-asian="normal" style:font-weight-asian="normal" style:font-style-complex="normal" style:font-weight-complex="normal"/>
    </style:style>
    <style:style style:name="T58" style:family="text">
      <style:text-properties fo:color="#4c4c4c" style:letter-kerning="true" style:language-asian="zh" style:country-asian="CN" style:language-complex="hi" style:country-complex="IN"/>
    </style:style>
    <style:style style:name="T59" style:family="text">
      <style:text-properties fo:color="#4c4c4c" officeooo:rsid="003fcd2b" style:letter-kerning="true" style:language-asian="zh" style:country-asian="CN" style:language-complex="hi" style:country-complex="IN"/>
    </style:style>
    <style:style style:name="T60" style:family="text">
      <style:text-properties fo:color="#4c4c4c" officeooo:rsid="00069cff" style:letter-kerning="true" style:language-asian="zh" style:country-asian="CN" style:language-complex="hi" style:country-complex="IN"/>
    </style:style>
    <style:style style:name="T61" style:family="text">
      <style:text-properties fo:color="#4c4c4c" style:letter-kerning="true" style:font-name-asian="DejaVu Sans" style:language-asian="zh" style:country-asian="CN" style:font-name-complex="DejaVu Sans" style:language-complex="hi" style:country-complex="IN"/>
    </style:style>
    <style:style style:name="T62" style:family="text">
      <style:text-properties fo:color="#4c4c4c" style:letter-kerning="true" style:font-name-asian="Times New Roman1" style:language-asian="zh" style:country-asian="CN" style:font-name-complex="Times New Roman1" style:language-complex="hi" style:country-complex="IN"/>
    </style:style>
    <style:style style:name="T63" style:family="text">
      <style:text-properties fo:color="#000000" fo:font-style="normal" fo:font-weight="bold" style:font-style-asian="normal" style:font-weight-asian="bold" style:font-style-complex="normal" style:font-weight-complex="bold"/>
    </style:style>
    <style:style style:name="T64" style:family="text">
      <style:text-properties fo:color="#000000" fo:font-style="normal" fo:font-weight="bold" officeooo:rsid="00137645" style:font-style-asian="normal" style:font-weight-asian="bold" style:font-style-complex="normal" style:font-weight-complex="bold"/>
    </style:style>
    <style:style style:name="T65" style:family="text">
      <style:text-properties fo:color="#000000" fo:font-style="normal" fo:font-weight="bold" style:font-name-asian="Times New Roman1" style:font-style-asian="normal" style:font-weight-asian="bold" style:font-name-complex="Times New Roman1" style:font-style-complex="normal" style:font-weight-complex="bold"/>
    </style:style>
    <style:style style:name="T66" style:family="text">
      <style:text-properties fo:color="#000000" fo:font-style="normal" fo:font-weight="bold" officeooo:rsid="00137645" style:font-name-asian="Times New Roman1" style:font-style-asian="normal" style:font-weight-asian="bold" style:font-name-complex="Times New Roman1" style:font-style-complex="normal" style:font-weight-complex="bold"/>
    </style:style>
    <style:style style:name="T67" style:family="text">
      <style:text-properties fo:color="#000000" fo:font-style="normal" fo:font-weight="bold" officeooo:rsid="002688c0" style:font-name-asian="Times New Roman1" style:font-style-asian="normal" style:font-weight-asian="bold" style:font-name-complex="Times New Roman1" style:font-style-complex="normal" style:font-weight-complex="bold"/>
    </style:style>
    <style:style style:name="T68" style:family="text">
      <style:text-properties fo:color="#000000" fo:font-style="normal" fo:font-weight="bold" officeooo:rsid="0027bc2b" style:font-name-asian="Times New Roman1" style:font-style-asian="normal" style:font-weight-asian="bold" style:font-name-complex="Times New Roman1" style:font-style-complex="normal" style:font-weight-complex="bold"/>
    </style:style>
    <style:style style:name="T69" style:family="text">
      <style:text-properties fo:color="#000000" fo:font-style="normal" fo:font-weight="bold" officeooo:rsid="0010826c" fo:background-color="#ffffff" loext:char-shading-value="0" style:font-style-asian="normal" style:font-weight-asian="bold" style:font-style-complex="normal" style:font-weight-complex="bold"/>
    </style:style>
    <style:style style:name="T70" style:family="text">
      <style:text-properties fo:color="#000000" fo:font-style="normal" fo:font-weight="bold" officeooo:rsid="0010826c" fo:background-color="#ffffff" loext:char-shading-value="0" style:font-name-asian="Times New Roman1" style:font-style-asian="normal" style:font-weight-asian="bold" style:font-name-complex="Times New Roman1" style:font-style-complex="normal" style:font-weight-complex="bold"/>
    </style:style>
    <style:style style:name="T71" style:family="text">
      <style:text-properties fo:color="#000000" fo:font-style="normal" fo:font-weight="bold" style:letter-kerning="true" style:font-name-asian="DejaVu Sans" style:language-asian="zh" style:country-asian="CN" style:font-style-asian="normal" style:font-weight-asian="bold" style:font-name-complex="DejaVu Sans" style:language-complex="hi" style:country-complex="IN" style:font-style-complex="normal" style:font-weight-complex="bold"/>
    </style:style>
    <style:style style:name="T72" style:family="text">
      <style:text-properties fo:color="#000000" fo:font-style="normal" fo:font-weight="bold" style:letter-kerning="tru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73" style:family="text">
      <style:text-properties fo:color="#000000" fo:font-style="normal" fo:font-weight="bold" style:letter-kerning="true" style:language-asian="zh" style:country-asian="CN" style:font-style-asian="normal" style:font-weight-asian="bold" style:language-complex="hi" style:country-complex="IN" style:font-style-complex="normal" style:font-weight-complex="bold"/>
    </style:style>
    <style:style style:name="T74" style:family="text">
      <style:text-properties fo:color="#000000" fo:font-style="normal" style:font-name-asian="Times New Roman1" style:font-style-asian="normal" style:font-name-complex="Times New Roman1" style:font-style-complex="normal"/>
    </style:style>
    <style:style style:name="T75" style:family="text">
      <style:text-properties fo:color="#000000" fo:font-weight="normal" style:font-name-asian="Arial1" style:font-weight-asian="normal" style:font-name-complex="Arial1" style:font-weight-complex="normal"/>
    </style:style>
    <style:style style:name="T76" style:family="text">
      <style:text-properties fo:color="#000000" fo:font-weight="bold" style:font-weight-asian="bold" style:font-weight-complex="bold"/>
    </style:style>
    <style:style style:name="T77" style:family="text">
      <style:text-properties fo:color="#000000" fo:font-weight="bold" style:letter-kerning="true" style:font-name-asian="DejaVu Sans" style:language-asian="zh" style:country-asian="CN" style:font-weight-asian="bold" style:font-name-complex="DejaVu Sans" style:language-complex="hi" style:country-complex="IN" style:font-weight-complex="bold"/>
    </style:style>
    <style:style style:name="T78" style:family="text">
      <style:text-properties fo:color="#000000" fo:font-weight="bold" style:letter-kerning="true" style:font-name-asian="Times New Roman1" style:language-asian="zh" style:country-asian="CN" style:font-weight-asian="bold" style:font-name-complex="Times New Roman1" style:language-complex="hi" style:country-complex="IN" style:font-weight-complex="bold"/>
    </style:style>
    <style:style style:name="T79" style:family="text">
      <style:text-properties fo:color="#000000" fo:font-weight="bold" style:letter-kerning="true" style:language-asian="zh" style:country-asian="CN" style:font-weight-asian="bold" style:language-complex="hi" style:country-complex="IN" style:font-weight-complex="bold"/>
    </style:style>
    <style:style style:name="T80" style:family="text">
      <style:text-properties fo:color="#000000" fo:font-weight="bold" style:font-name-asian="Times New Roman1" style:font-weight-asian="bold" style:font-name-complex="Times New Roman1" style:font-weight-complex="bold"/>
    </style:style>
    <style:style style:name="T81" style:family="text">
      <style:text-properties fo:color="#000000" fo:font-weight="bold" officeooo:rsid="0010826c" fo:background-color="#ffffff" loext:char-shading-value="0" style:font-weight-asian="bold" style:font-weight-complex="bold"/>
    </style:style>
    <style:style style:name="T82" style:family="text">
      <style:text-properties fo:color="#000000" fo:font-size="11pt" fo:font-weight="bold" style:font-size-asian="11pt" style:font-weight-asian="bold" style:font-name-complex="Times New Roman1" style:font-size-complex="11pt"/>
    </style:style>
    <style:style style:name="T83" style:family="text">
      <style:text-properties fo:color="#000000" fo:font-size="11pt" style:font-name-asian="Garamond" style:font-size-asian="11pt" style:font-name-complex="Garamond" style:font-size-complex="11pt"/>
    </style:style>
    <style:style style:name="T84" style:family="text">
      <style:text-properties fo:color="#000000" fo:font-size="11pt" style:font-size-asian="11pt" style:font-size-complex="11pt"/>
    </style:style>
    <style:style style:name="T85" style:family="text">
      <style:text-properties fo:color="#000000" fo:font-size="11pt" officeooo:rsid="003ba04b" style:font-size-asian="11pt" style:font-size-complex="11pt"/>
    </style:style>
    <style:style style:name="T86" style:family="text">
      <style:text-properties fo:color="#000000" fo:font-size="11pt" style:letter-kerning="true" style:font-size-asian="11pt" style:language-asian="zh" style:country-asian="CN" style:font-size-complex="11pt" style:language-complex="hi" style:country-complex="IN"/>
    </style:style>
    <style:style style:name="T87" style:family="text">
      <style:text-properties officeooo:rsid="00137645"/>
    </style:style>
    <style:style style:name="T88" style:family="text">
      <style:text-properties fo:language="fr" fo:country="FR"/>
    </style:style>
    <style:style style:name="T89" style:family="text">
      <style:text-properties fo:language="fr" fo:country="FR" officeooo:rsid="00456da0"/>
    </style:style>
    <style:style style:name="T90" style:family="text">
      <style:text-properties fo:language="fr" fo:country="FR" officeooo:rsid="001bb9a3"/>
    </style:style>
    <style:style style:name="T91" style:family="text">
      <style:text-properties officeooo:rsid="001a9d4d"/>
    </style:style>
    <style:style style:name="T92" style:family="text">
      <style:text-properties officeooo:rsid="00141476"/>
    </style:style>
    <style:style style:name="T93" style:family="text">
      <style:text-properties officeooo:rsid="001be98f"/>
    </style:style>
    <style:style style:name="T94" style:family="text">
      <style:text-properties fo:color="#2323dc" fo:font-size="12pt" style:text-underline-style="none" fo:font-weight="bold" officeooo:rsid="001a8250" style:font-size-asian="12pt" style:font-weight-asian="bold" style:font-name-complex="Arial1" style:font-size-complex="12pt" style:font-weight-complex="bold"/>
    </style:style>
    <style:style style:name="T95" style:family="text">
      <style:text-properties fo:color="#2323dc" fo:font-size="12pt" style:text-underline-style="none" fo:font-weight="bold" officeooo:rsid="001a8250" style:font-name-asian="Garamond" style:font-size-asian="12pt" style:font-weight-asian="bold" style:font-name-complex="Arial1" style:font-size-complex="12pt" style:font-weight-complex="bold"/>
    </style:style>
    <style:style style:name="T96" style:family="text">
      <style:text-properties fo:color="#3366ff" fo:font-weight="normal" style:font-name-asian="Garamond" style:font-weight-asian="normal" style:font-name-complex="Garamond"/>
    </style:style>
    <style:style style:name="T97" style:family="text">
      <style:text-properties officeooo:rsid="003a9053"/>
    </style:style>
    <style:style style:name="T98" style:family="text">
      <style:text-properties style:font-name-asian="Garamond"/>
    </style:style>
    <style:style style:name="T99" style:family="text">
      <style:text-properties style:font-name-asian="Garamond" style:font-name-complex="Garamond"/>
    </style:style>
    <style:style style:name="T100" style:family="text">
      <style:text-properties officeooo:rsid="00385932" style:font-name-asian="Garamond" style:font-name-complex="Garamond"/>
    </style:style>
    <style:style style:name="T101" style:family="text">
      <style:text-properties officeooo:rsid="00386906" style:font-name-asian="Garamond"/>
    </style:style>
    <style:style style:name="T102" style:family="text">
      <style:text-properties fo:font-weight="normal" style:letter-kerning="true" style:font-name-asian="DejaVu Sans" style:language-asian="zh" style:country-asian="CN" style:font-weight-asian="normal" style:font-name-complex="DejaVu Sans" style:language-complex="hi" style:country-complex="IN" style:font-weight-complex="normal"/>
    </style:style>
    <style:style style:name="T103" style:family="text">
      <style:text-properties fo:font-weight="normal" style:letter-kerning="true" style:font-name-asian="Times New Roman1" style:language-asian="zh" style:country-asian="CN" style:font-weight-asian="normal" style:font-name-complex="Times New Roman1" style:language-complex="hi" style:country-complex="IN" style:font-weight-complex="normal"/>
    </style:style>
    <style:style style:name="T104" style:family="text">
      <style:text-properties fo:font-weight="normal" style:letter-kerning="true" style:font-name-asian="Garamond" style:language-asian="zh" style:country-asian="CN" style:font-weight-asian="normal" style:language-complex="hi" style:country-complex="IN" style:font-weight-complex="normal"/>
    </style:style>
    <style:style style:name="T105" style:family="text">
      <style:text-properties officeooo:rsid="001a3b04"/>
    </style:style>
    <style:style style:name="T106" style:family="text">
      <style:text-properties style:use-window-font-color="true" fo:font-weight="bold" officeooo:rsid="0017c71e" style:font-weight-asian="bold" style:font-weight-complex="bold"/>
    </style:style>
    <style:style style:name="T107" style:family="text">
      <style:text-properties style:use-window-font-color="true" officeooo:rsid="0017c71e"/>
    </style:style>
    <style:style style:name="T108" style:family="text">
      <style:text-properties style:use-window-font-color="true" fo:font-style="italic" officeooo:rsid="0017c71e" style:font-style-asian="italic" style:font-style-complex="italic"/>
    </style:style>
    <style:style style:name="T109" style:family="text">
      <style:text-properties style:use-window-font-color="true" officeooo:rsid="0017fda1"/>
    </style:style>
    <style:style style:name="T110" style:family="text">
      <style:text-properties style:use-window-font-color="true" fo:font-weight="normal" officeooo:rsid="001ec40c" style:font-weight-asian="normal" style:font-weight-complex="normal"/>
    </style:style>
    <style:style style:name="T111" style:family="text">
      <style:text-properties officeooo:rsid="00614b95"/>
    </style:style>
    <style:style style:name="T112" style:family="text">
      <style:text-properties officeooo:rsid="006298ba"/>
    </style:style>
    <style:style style:name="T113" style:family="text">
      <style:text-properties officeooo:rsid="006584c4"/>
    </style:style>
    <style:style style:name="T114" style:family="text">
      <style:text-properties officeooo:rsid="001bb9a3"/>
    </style:style>
    <style:style style:name="T115" style:family="text">
      <style:text-properties fo:font-style="italic" style:font-style-asian="italic" style:font-style-complex="italic"/>
    </style:style>
    <style:style style:name="T116" style:family="text">
      <style:text-properties officeooo:rsid="0069d772"/>
    </style:style>
    <style:style style:name="T117" style:family="text">
      <style:text-properties style:font-name="Times new Roman" fo:language="fr" fo:country="FR" fo:font-weight="bold" style:font-name-asian="Garamond" style:font-weight-asian="bold" style:font-name-complex="Garamond"/>
    </style:style>
    <style:style style:name="T118" style:family="text">
      <style:text-properties style:font-name="Times new Roman" fo:language="fr" fo:country="FR" fo:font-weight="bold" officeooo:rsid="00382786" style:font-name-asian="Garamond" style:font-weight-asian="bold" style:font-name-complex="Garamond"/>
    </style:style>
    <style:style style:name="T119" style:family="text">
      <style:text-properties style:font-name="Times new Roman" fo:language="fr" fo:country="FR" style:font-name-asian="Garamond" style:font-name-complex="Garamond"/>
    </style:style>
    <style:style style:name="T120" style:family="text">
      <style:text-properties style:font-name="Times new Roman" fo:language="fr" fo:country="FR" officeooo:rsid="00385932" style:font-name-asian="Garamond" style:font-name-complex="Garamond"/>
    </style:style>
    <style:style style:name="T121" style:family="text">
      <style:text-properties style:font-name="Times new Roman" fo:language="fr" fo:country="FR" style:font-name-complex="Garamond"/>
    </style:style>
    <style:style style:name="T122" style:family="text">
      <style:text-properties officeooo:rsid="001d835e"/>
    </style:style>
    <style:style style:name="T123" style:family="text">
      <style:text-properties officeooo:rsid="006c63b0"/>
    </style:style>
    <style:style style:name="T124" style:family="text">
      <style:text-properties fo:color="#0000ff" fo:font-style="normal" fo:font-weight="bold" fo:background-color="#ffffff" loext:char-shading-value="0" style:font-style-asian="normal" style:font-weight-asian="bold" style:font-style-complex="normal" style:font-weight-complex="bold"/>
    </style:style>
    <style:style style:name="T125" style:family="text">
      <style:text-properties fo:color="#0000ff" fo:font-style="normal" fo:font-weight="bold" officeooo:rsid="0010826c" fo:background-color="#ffffff" loext:char-shading-value="0" style:font-style-asian="normal" style:font-weight-asian="bold" style:font-style-complex="normal" style:font-weight-complex="bold"/>
    </style:style>
    <style:style style:name="T126" style:family="text">
      <style:text-properties fo:color="#0000ff" fo:font-style="normal" fo:font-weight="bold" officeooo:rsid="0010826c" fo:background-color="#ffffff" loext:char-shading-value="0" style:font-name-asian="Times New Roman1" style:font-style-asian="normal" style:font-weight-asian="bold" style:font-name-complex="Times New Roman1" style:font-style-complex="normal" style:font-weight-complex="bold"/>
    </style:style>
    <style:style style:name="T127" style:family="text">
      <style:text-properties fo:color="#0000ff" fo:font-style="normal" fo:font-weight="bold" style:font-style-asian="normal" style:font-weight-asian="bold" style:font-style-complex="normal" style:font-weight-complex="bold"/>
    </style:style>
    <style:style style:name="T128" style:family="text">
      <style:text-properties fo:color="#0000ff" fo:font-style="normal" officeooo:rsid="0010826c" fo:background-color="#ffffff" loext:char-shading-value="0" style:font-style-asian="normal" style:font-style-complex="normal"/>
    </style:style>
    <style:style style:name="T129" style:family="text">
      <style:text-properties fo:color="#0000ff" fo:font-weight="bold" officeooo:rsid="0010826c" fo:background-color="#ffffff" loext:char-shading-value="0" style:font-weight-asian="bold" style:font-weight-complex="bold"/>
    </style:style>
    <style:style style:name="T130" style:family="text">
      <style:text-properties officeooo:rsid="00326df8"/>
    </style:style>
    <style:style style:name="T131" style:family="text">
      <style:text-properties officeooo:rsid="000707c2"/>
    </style:style>
    <style:style style:name="T132" style:family="text">
      <style:text-properties fo:font-variant="normal" fo:text-transform="none" fo:color="#000000" style:text-line-through-style="none" style:text-line-through-type="none" style:text-position="0% 100%" style:font-name="Arial" fo:font-size="11pt" fo:font-style="normal" style:text-underline-style="none" style:font-name-asian="Arial2" style:font-size-asian="11pt" style:font-style-asian="normal" style:font-name-complex="Arial2"/>
    </style:style>
    <style:style style:name="T133" style:family="text">
      <style:text-properties fo:font-variant="normal" fo:text-transform="none" fo:color="#000000" style:text-line-through-style="none" style:text-line-through-type="none" style:text-position="0% 100%" style:font-name="Arial" fo:font-size="11pt" fo:font-style="normal" style:text-underline-style="none" officeooo:rsid="0040d3a8" style:font-name-asian="Arial2" style:font-size-asian="11pt" style:font-style-asian="normal" style:font-name-complex="Arial2"/>
    </style:style>
    <style:style style:name="T134" style:family="text">
      <style:text-properties fo:font-variant="normal" fo:text-transform="none" style:text-line-through-style="none" style:text-line-through-type="none" style:text-position="0% 100%" fo:font-style="normal" style:text-underline-style="none" style:font-name-asian="Arial2" style:font-style-asian="normal"/>
    </style:style>
    <style:style style:name="T135" style:family="text">
      <style:text-properties fo:font-variant="normal" fo:text-transform="none" style:text-line-through-style="none" style:text-line-through-type="none" style:text-position="0% 100%" fo:font-style="normal" style:text-underline-style="none" officeooo:rsid="0040d3a8" style:font-name-asian="Arial2" style:font-style-asian="normal"/>
    </style:style>
    <style:style style:name="T136" style:family="text">
      <style:text-properties style:font-weight-complex="normal"/>
    </style:style>
    <style:style style:name="T137" style:family="text">
      <style:text-properties officeooo:rsid="0007d3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71cm" svg:stroke-color="#3366ff" draw:stroke-linejoin="miter"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3">Activités d<text:span text:style-name="T105">'enseignement</text:span></text:h>
      <text:p text:style-name="P32"><draw:g text:anchor-type="as-char" svg:y="0cm" draw:z-index="0" draw:style-name="gr1"><draw:rect draw:style-name="gr2" draw:text-style-name="P74" svg:width="18.001cm" svg:height="0.634cm" svg:x="0cm" svg:y="0cm"><text:p/></draw:rect><draw:line draw:style-name="gr3" draw:text-style-name="P74" svg:x1="0cm" svg:y1="0.316cm" svg:x2="17.7cm" svg:y2="0.318cm"><text:p/></draw:line></draw:g></text:p>
      <text:p text:style-name="P1">Thématiques d'enseignement</text:p>
      <text:list xml:id="list5541358556514048636" text:style-name="L1">
        <text:list-item>
          <text:p text:style-name="P65"><text:span text:style-name="T1">Mon activité de recherche a été accompagnée en permanence par une activité d'enseignement. Titulaire d'une diplôme de pédagogie et didactique pour l'enseignement supérieur, actuellement j'ai accumulé une expérience de 7 ans, pendant laquelle j'ai assuré plus de 450 heures de Cours Magistraux et Travail Dirigé, allant de Licence 1 jusqu'à Master 2. J'ai enseigné dans le cadre de programmes internationaux : le </text:span><text:span text:style-name="T6">Master d'excellence Erasmus Mundus DMKM</text:span><text:span text:style-name="T6"><text:note text:id="ftn1" text:note-class="footnote"><text:note-citation>1</text:note-citation><text:note-body><text:p text:style-name="P60"><text:span text:style-name="T88">Master Européen d’excellence en Apprentissage Automatique et Extraction de Connaissances. </text:span><text:a xlink:type="simple" xlink:href="http://www.em-dmkm.eu/" text:style-name="Internet_20_link" text:visited-style-name="Visited_20_Internet_20_Link"><text:span text:style-name="T89">Site </text:span></text:a><text:a xlink:type="simple" xlink:href="http://www.em-dmkm.eu/" text:style-name="Internet_20_link" text:visited-style-name="Visited_20_Internet_20_Link"><text:span text:style-name="T88">web</text:span></text:a><text:span text:style-name="T90">.</text:span></text:p></text:note-body></text:note></text:span><text:span text:style-name="T14">, le </text:span><text:span text:style-name="T6">Master F</text:span><text:span text:style-name="T7">ranco-Ukrainien </text:span><text:span text:style-name="T6">IDSM</text:span><text:span text:style-name="T6"><text:note text:id="ftn2" text:note-class="footnote"><text:note-citation>2</text:note-citation><text:note-body><text:p text:style-name="P61"><text:span text:style-name="T89">Master 1 Informatique Décisionnelle et Statistique pour le Management. </text:span><text:a xlink:type="simple" xlink:href="http://www.univ-lyon2.fr/formation/masters-1/master-1-informatique-decisionnelle-et-statistique-pour-le-management-idsm--446187.kjsp" text:style-name="Internet_20_link" text:visited-style-name="Visited_20_Internet_20_Link"><text:span text:style-name="T88">Site </text:span></text:a><text:a xlink:type="simple" xlink:href="http://www.univ-lyon2.fr/formation/masters-1/master-1-informatique-decisionnelle-et-statistique-pour-le-management-idsm--446187.kjsp" text:style-name="Internet_20_link" text:visited-style-name="Visited_20_Internet_20_Link"><text:span text:style-name="T90">web.</text:span></text:a></text:p></text:note-body></text:note></text:span><text:span text:style-name="T14"> (coopération entre Lyon2 et l'Université de Kharkov, Ukraine) ou le </text:span><text:span text:style-name="T106">Master en Informatique du Département CECS</text:span><text:span text:style-name="T107"> (</text:span><text:span text:style-name="T108">Computer Enginneering and Computer Science)</text:span><text:span text:style-name="T107"> de l'Université </text:span><text:span text:style-name="T109">Nationale</text:span><text:span text:style-name="T107"> Australienne</text:span><text:span text:style-name="T14">.</text:span></text:p>
        </text:list-item>
        <text:list-item>
          <text:p text:style-name="P66">Les <text:span text:style-name="T111">matières enseignées</text:span> varient autour de l'informatique (Programmation, Calcul Numérique, Réseaux de Communication, Conception des algorithmes) et de l'Apprentissage Automatique et Data Mining (extraction des règles d'association, arbres de décision, clustering, apprentissage symbolique, méthodes des ensembles).</text:p>
        </text:list-item>
        <text:list-item>
          <text:p text:style-name="P66">J'ai aussi assuré l'encadrement <text:span text:style-name="T112">des stages orientés recherche ou professionnels, des stages</text:span> de fin d'études et des projets, pour des étudiants en Licence 3 et Master 2.</text:p>
          <text:p text:style-name="P66"/>
        </text:list-item>
      </text:list>
      <text:p text:style-name="P2">Encadrement des stages et <text:span text:style-name="T113">des</text:span> projets</text:p>
      <table:table table:name="Tabel9" table:style-name="Tabel9">
        <table:table-column table:style-name="Tabel9.A"/>
        <table:table-column table:style-name="Tabel9.B"/>
        <table:table-row table:style-name="Tabel9.1">
          <table:table-cell table:style-name="Tabel9.A1" office:value-type="string">
            <text:p text:style-name="P68">2015 – <text:span text:style-name="T137">présent</text:span>:</text:p>
          </table:table-cell>
          <table:table-cell table:style-name="Tabel9.A1" office:value-type="string">
            <text:p text:style-name="P69">Co-<text:span text:style-name="T137">encadrement doctorant</text:span> Swapnil Mishra <text:span text:style-name="T135">(</text:span><text:span text:style-name="T134">ANU</text:span><text:span text:style-name="T135"> </text:span><text:span text:style-name="T134">&amp; NICTA</text:span><text:span text:style-name="T135">) </text:span></text:p>
            <text:p text:style-name="P70">Prédire la popularité des ressources dans les media sociaux.</text:p>
          </table:table-cell>
        </table:table-row>
        <table:table-row table:style-name="Tabel9.1">
          <table:table-cell table:style-name="Tabel9.A1" office:value-type="string">
            <text:p text:style-name="P4">2014 – 2015 :</text:p>
          </table:table-cell>
          <table:table-cell table:style-name="Tabel9.A1" office:value-type="string">
            <text:p text:style-name="P46">H<text:span text:style-name="T114">onnors Research Project</text:span><text:span text:style-name="T114"><text:note text:id="ftn3" text:note-class="footnote"><text:note-citation>3</text:note-citation><text:note-body><text:p text:style-name="P62">Dans le système australien, le projet <text:span text:style-name="T115">Honnors </text:span><text:span text:style-name="T28">est un projet de recherche, pre-thèse de doctorat, </text:span><text:span text:style-name="T31">qui dure une année</text:span><text:span text:style-name="T28">.</text:span></text:p></text:note-body></text:note></text:span><text:span text:style-name="T114"> (Université Nationale Australienne) </text:span><text:span text:style-name="T41">Développer des</text:span><text:span text:style-name="T38"> outils de visualisation pour les grands graphes sociaux, analyse de la diffusion dans les </text:span><text:span text:style-name="T39">réseaux</text:span><text:span text:style-name="T38"> sociaux.</text:span></text:p>
          </table:table-cell>
        </table:table-row>
        <table:table-row table:style-name="Tabel9.1">
          <table:table-cell table:style-name="Tabel9.A1" table:number-rows-spanned="3" office:value-type="string">
            <text:p text:style-name="P5">201<text:span text:style-name="T15">2</text:span> – 201<text:span text:style-name="T15">3</text:span> :</text:p>
          </table:table-cell>
          <table:table-cell table:style-name="Tabel9.A1" office:value-type="string">
            <text:p text:style-name="P50"><text:span text:style-name="T5">Case Study (Master2 Européen Erasmus Mundus DMKM) </text:span><text:span text:style-name="T59">Améliorer et optimiser un moteur d'extraction des thématiques à partir d'un corpus de textes issus des forums </text:span><text:span text:style-name="T60">en ligne.</text:span></text:p>
          </table:table-cell>
        </table:table-row>
        <table:table-row table:style-name="Tabel9.1">
          <table:covered-table-cell/>
          <table:table-cell table:style-name="Tabel9.A1" office:value-type="string">
            <text:p text:style-name="P47">Projet initiation à la recherche  (Master1 Informatique) <text:span text:style-name="T37">Améliorer un outil de visualisation des réseaux sociaux extraits à partir de forums de discussion en ligne.</text:span></text:p>
          </table:table-cell>
        </table:table-row>
        <table:table-row table:style-name="Tabel9.1">
          <table:covered-table-cell/>
          <table:table-cell table:style-name="Tabel9.A1" office:value-type="string">
            <text:p text:style-name="P46">Tuteur universitaire de stage pour <text:span text:style-name="T16">4</text:span> étudiants en L3IDS et <text:span text:style-name="T16">4</text:span> étudiants en M1 <text:span text:style-name="T34">Encadrement de stages professionnels. Les étudiants ont effectué leur stage de fin d’année dans des banques, sociétés d'assurance ou </text:span><text:span text:style-name="T35">développement logiciel.</text:span></text:p>
          </table:table-cell>
        </table:table-row>
        <table:table-row table:style-name="Tabel9.1">
          <table:table-cell table:style-name="Tabel9.A1" office:value-type="string">
            <text:p text:style-name="P5">2011 – 2012 :</text:p>
          </table:table-cell>
          <table:table-cell table:style-name="Tabel9.A1" office:value-type="string">
            <text:p text:style-name="P50"><text:span text:style-name="T5">Case Study (Master2 Européen Erasmus Mundus DMKM) </text:span><text:span text:style-name="T58">Développer un outil de visualisation des réseaux sociaux extraits à partir de forums de discussion en ligne.</text:span></text:p>
          </table:table-cell>
        </table:table-row>
        <table:table-row table:style-name="Tabel9.7">
          <table:table-cell table:style-name="Tabel9.A1" table:number-rows-spanned="3" office:value-type="string">
            <text:p text:style-name="P6">2010 – 2011 :</text:p>
          </table:table-cell>
          <table:table-cell table:style-name="Tabel9.A1" office:value-type="string">
            <text:p text:style-name="P46">Case Study (Master2 Européen Erasmus Mundus DMKM) <text:span text:style-name="T37">Améliorer une plateforme de récupération des articles de presse en ligne, développer des parseurs, </text:span><text:span text:style-name="T40">stocker</text:span><text:span text:style-name="T37"> dans un entrepôt de données et </text:span><text:span text:style-name="T40">et regrouper thématiquement les textes</text:span><text:span text:style-name="T37">.</text:span></text:p>
          </table:table-cell>
        </table:table-row>
        <table:table-row table:style-name="Tabel9.7">
          <table:covered-table-cell/>
          <table:table-cell table:style-name="Tabel9.A1" office:value-type="string">
            <text:p text:style-name="P46"><text:span text:style-name="T15">Projet d'initiation à la recherche</text:span> (Master1 Informatique) <text:span text:style-name="T32">Développer un outil de visualisation temporelle des thématiques issues de forums de discussion en ligne.</text:span></text:p>
          </table:table-cell>
        </table:table-row>
        <table:table-row table:style-name="Tabel9.7">
          <table:covered-table-cell/>
          <table:table-cell table:style-name="Tabel9.A1" office:value-type="string">
            <text:p text:style-name="P46">Tuteur universitaire de stage pour 5 étudiants en L3IDS et 3 étudiants en M1</text:p>
            <text:p text:style-name="P41">Encadrement de<text:span text:style-name="T116">s</text:span> stages professionnels. Les étudiants ont effectué leur stage de fin d’année dans des banques, sociétés d'assurance ou dans des unités de santé (ex. CHU de Lyon).</text:p>
          </table:table-cell>
        </table:table-row>
        <table:table-row table:style-name="Tabel9.1">
          <table:table-cell table:style-name="Tabel9.A1" office:value-type="string">
            <text:p text:style-name="P7">2009 – 2010 :</text:p>
          </table:table-cell>
          <table:table-cell table:style-name="Tabel9.A1" office:value-type="string">
            <text:p text:style-name="P49"><text:span text:style-name="T15">Projet d'initiation à la recherche</text:span> (Master1 Informatique) <text:span text:style-name="T42">Développer une plateforme de récupération des articles de presse en ligne et de flux RSS. Regroupement thématique des textes. </text:span></text:p>
          </table:table-cell>
        </table:table-row>
      </table:table>
      <text:p text:style-name="P33"><text:span text:style-name="T94">Contacts</text:span><text:span text:style-name="T95"> </text:span><text:span text:style-name="T94">d</text:span><text:span text:style-name="T95">’</text:span><text:span text:style-name="T94">enseignement</text:span><text:span text:style-name="T96"> </text:span></text:p>
      <table:table table:name="Tabel11" table:style-name="Tabel11">
        <table:table-column table:style-name="Tabel11.A"/>
        <table:table-column table:style-name="Tabel11.B"/>
        <table:table-row>
          <table:table-cell table:style-name="Tabel11.A1" office:value-type="string">
            <text:p text:style-name="P14">Lexing XIE</text:p>
          </table:table-cell>
          <table:table-cell table:style-name="Tabel11.A1" office:value-type="string">
            <text:p text:style-name="P15"><text:span text:style-name="T97">Ș</text:span>tefan TRAUSAN-MATU</text:p>
          </table:table-cell>
        </table:table-row>
        <table:table-row>
          <table:table-cell table:style-name="Tabel11.A1" office:value-type="string">
            <text:p text:style-name="P19"/>
          </table:table-cell>
          <table:table-cell table:style-name="Tabel11.A1" office:value-type="string">
            <text:p text:style-name="P10">Directeur laboratoire RACAI</text:p>
          </table:table-cell>
        </table:table-row>
        <table:table-row>
          <table:table-cell table:style-name="Tabel11.A1" office:value-type="string">
            <text:p text:style-name="P10"><text:span text:style-name="T98">Senior Lecturer </text:span><text:span text:style-name="T101">à ANU </text:span><text:span text:style-name="T98">/ Fellow of Computer Science</text:span></text:p>
          </table:table-cell>
          <table:table-cell table:style-name="Tabel11.A1" office:value-type="string">
            <text:p text:style-name="P10">Prof.<text:span text:style-name="T98"> </text:span>à<text:span text:style-name="T98"> l'</text:span><text:span text:style-name="T102">École Polytechnique</text:span><text:span text:style-name="T103"> </text:span><text:span text:style-name="T104">Bucarest</text:span><text:span text:style-name="T98"> <text:s/>/ Lab. RACAI </text:span></text:p>
          </table:table-cell>
        </table:table-row>
        <table:table-row>
          <table:table-cell table:style-name="Tabel11.A1" office:value-type="string">
            <text:p text:style-name="P39"><text:span text:style-name="T11">Tel</text:span><text:span text:style-name="T99"> </text:span>:<text:span text:style-name="T99"> <text:s/></text:span><text:span text:style-name="T100">(+61) (02) 6267 6294</text:span></text:p>
          </table:table-cell>
          <table:table-cell table:style-name="Tabel11.A1" office:value-type="string">
            <text:p text:style-name="P40"><text:span text:style-name="T82">Tel</text:span><text:span text:style-name="T83"> </text:span><text:span text:style-name="T84">:  </text:span><text:span text:style-name="T85">+</text:span><text:span text:style-name="T86">40 (0)21 402 94 65</text:span></text:p>
          </table:table-cell>
        </table:table-row>
        <table:table-row table:style-name="Tabel11.5">
          <table:table-cell table:style-name="Tabel11.A1" office:value-type="string">
            <text:p text:style-name="P64"><text:span text:style-name="T118">Émail</text:span><text:span text:style-name="T117">:</text:span><text:span text:style-name="T119"> </text:span><text:a xlink:type="simple" xlink:href="mailto:lexing.xie@anu.edu.au" text:style-name="Internet_20_link" text:visited-style-name="Visited_20_Internet_20_Link"><text:span text:style-name="Internet_20_link"><text:span text:style-name="T120">lexing.xie@anu.edu.au</text:span></text:span></text:a></text:p>
          </table:table-cell>
          <table:table-cell table:style-name="Tabel11.A1" office:value-type="string">
            <text:p text:style-name="P64"><text:span text:style-name="T118">Émail</text:span><text:span text:style-name="T117">: </text:span><text:a xlink:type="simple" xlink:href="mailto:trausan@cs.pub.ro" text:style-name="Internet_20_link" text:visited-style-name="Visited_20_Internet_20_Link"><text:span text:style-name="Internet_20_link"><text:span text:style-name="T121">trausan@cs.pub.ro</text:span></text:span></text:a></text:p>
          </table:table-cell>
        </table:table-row>
      </table:table>
      <text:p text:style-name="P3"><text:soft-page-break/>Cours dispensés :<text:span text:style-name="T122"> année, matière, niveau, description et volume horaire équivalent TD. <text:s/></text:span></text:p>
      <table:table table:name="Tabel10" table:style-name="Tabel10">
        <table:table-column table:style-name="Tabel10.A"/>
        <table:table-column table:style-name="Tabel10.B"/>
        <table:table-column table:style-name="Tabel10.C"/>
        <table:table-column table:style-name="Tabel10.D"/>
        <table:table-row table:style-name="Tabel10.1">
          <table:table-cell table:style-name="Tabel10.A1" office:value-type="string">
            <text:p text:style-name="P8">Année</text:p>
          </table:table-cell>
          <table:table-cell table:style-name="Tabel10.A1" office:value-type="string">
            <text:p text:style-name="P51">Sem.</text:p>
          </table:table-cell>
          <table:table-cell table:style-name="Tabel10.A1" office:value-type="string">
            <text:p text:style-name="P11">Enseignement (type et niveau) et courte description</text:p>
          </table:table-cell>
          <table:table-cell table:style-name="Tabel10.A1" office:value-type="string">
            <text:p text:style-name="P20">vol</text:p>
          </table:table-cell>
        </table:table-row>
        <table:table-row table:style-name="Tabel10.1">
          <table:table-cell table:style-name="Tabel10.A2" office:value-type="string">
            <text:p text:style-name="P9">2014 – 2015 :</text:p>
            <text:p text:style-name="P27">prof. <text:span text:style-name="T122">a</text:span>ssistant</text:p>
            <text:p text:style-name="P29">ANU</text:p>
          </table:table-cell>
          <table:table-cell table:style-name="Tabel10.A2" office:value-type="string">
            <text:p text:style-name="P51"/>
          </table:table-cell>
          <table:table-cell table:style-name="Tabel10.A2" office:value-type="string">
            <text:p text:style-name="P16">Analyse de Documents (CM Master2 et Honnors)</text:p>
            <text:p text:style-name="P31">Notions de la théorie des graphes, outils de visualisation des graphes, mesures de centralité, analyse de<text:span text:style-name="T123">s</text:span> sentiment<text:span text:style-name="T123">s</text:span>.</text:p>
          </table:table-cell>
          <table:table-cell table:style-name="Tabel10.A2" office:value-type="string">
            <text:p text:style-name="P21"><text:span text:style-name="T131">2</text:span>0h</text:p>
          </table:table-cell>
        </table:table-row>
        <table:table-row table:style-name="Tabel10.1">
          <table:table-cell table:style-name="Tabel10.A2" table:number-rows-spanned="4" office:value-type="string">
            <text:p text:style-name="P8">201<text:span text:style-name="T16">3</text:span><text:span text:style-name="T17">– </text:span>201<text:span text:style-name="T16">4</text:span> :</text:p>
            <text:p text:style-name="P28">vacataire</text:p>
            <text:p text:style-name="P30"/>
            <text:p text:style-name="P56">Université</text:p>
            <text:p text:style-name="P57"><text:span text:style-name="T18">Lyon</text:span><text:span text:style-name="T19"> </text:span>2</text:p>
          </table:table-cell>
          <table:table-cell table:style-name="Tabel10.A2" table:number-rows-spanned="3" office:value-type="string">
            <text:p text:style-name="P52">I.</text:p>
          </table:table-cell>
          <table:table-cell table:style-name="Tabel10.A2" office:value-type="string">
            <text:p text:style-name="P12"><text:span text:style-name="T3">Software</text:span><text:span text:style-name="T2"> Methodologies (</text:span><text:span text:style-name="T20">Tutorat</text:span><text:span text:style-name="T21"> </text:span><text:span text:style-name="T20">Master2</text:span><text:span text:style-name="T21"> </text:span><text:span text:style-name="T20">Erasmus</text:span><text:span text:style-name="T21"> </text:span><text:span text:style-name="T20">Mundus</text:span><text:span text:style-name="T21"> </text:span><text:span text:style-name="T20">DMKM) </text:span><text:span text:style-name="T45">Développement des systèmes informatiques, création des modèles des </text:span><text:span text:style-name="T46">systèmes.</text:span></text:p>
          </table:table-cell>
          <table:table-cell table:style-name="Tabel10.A2" office:value-type="string">
            <text:p text:style-name="P22">15h</text:p>
          </table:table-cell>
        </table:table-row>
        <table:table-row table:style-name="Tabel10.1">
          <table:covered-table-cell/>
          <table:covered-table-cell/>
          <table:table-cell table:style-name="Tabel10.A2" office:value-type="string">
            <text:p text:style-name="P37"><text:span text:style-name="T63">Numerical</text:span><text:span text:style-name="T65"> </text:span><text:span text:style-name="T67">Machine </text:span><text:span text:style-name="T63">Learning</text:span><text:span text:style-name="T65"> </text:span><text:span text:style-name="T63">(CM</text:span><text:span text:style-name="T65"> </text:span><text:span text:style-name="T63">Master2</text:span><text:span text:style-name="T65"> </text:span><text:span text:style-name="T63">Erasmus</text:span><text:span text:style-name="T65"> </text:span><text:span text:style-name="T63">Mundus</text:span><text:span text:style-name="T65"> </text:span><text:span text:style-name="T63">DMKM)</text:span><text:span text:style-name="T74"> </text:span><text:span text:style-name="T47">CM</text:span><text:span text:style-name="T48"> </text:span><text:span text:style-name="T52">en</text:span><text:span text:style-name="T48"> </text:span><text:span text:style-name="T52">visioconférence</text:span><text:span text:style-name="T48"> </text:span><text:span text:style-name="T52">en</text:span><text:span text:style-name="T48"> </text:span><text:span text:style-name="T52">anglais, </text:span><text:span text:style-name="T53">r</text:span><text:span text:style-name="T52">ègles</text:span><text:span text:style-name="T48"> </text:span><text:span text:style-name="T52">d'association,</text:span><text:span text:style-name="T48"> </text:span><text:span text:style-name="T52">méthodes</text:span><text:span text:style-name="T48"> </text:span><text:span text:style-name="T49">d'</text:span><text:span text:style-name="T52">ensembl</text:span><text:span text:style-name="T53">es.</text:span></text:p>
          </table:table-cell>
          <table:table-cell table:style-name="Tabel10.A2" office:value-type="string">
            <text:p text:style-name="P22">3h</text:p>
          </table:table-cell>
        </table:table-row>
        <table:table-row table:style-name="Tabel10.1">
          <table:covered-table-cell/>
          <table:covered-table-cell/>
          <table:table-cell table:style-name="Tabel10.A2" office:value-type="string">
            <text:p text:style-name="P17">Programmation <text:span text:style-name="T87">O</text:span>rientée <text:span text:style-name="T87">O</text:span>bjet <text:span text:style-name="T87">(CM</text:span><text:span text:style-name="T29"> </text:span><text:span text:style-name="T87">et TD</text:span><text:span text:style-name="T30"> </text:span><text:span text:style-name="T91">Master1 IDSM Kharkov)</text:span></text:p>
            <text:p text:style-name="P43">Initiation à la programmation orientée-objet, appliqué au Java, interfaces graphiques.</text:p>
          </table:table-cell>
          <table:table-cell table:style-name="Tabel10.A2" office:value-type="string">
            <text:p text:style-name="P23">25h</text:p>
          </table:table-cell>
        </table:table-row>
        <table:table-row table:style-name="Tabel10.1">
          <table:covered-table-cell/>
          <table:table-cell table:style-name="Tabel10.A2" office:value-type="string">
            <text:p text:style-name="P52">II.</text:p>
          </table:table-cell>
          <table:table-cell table:style-name="Tabel10.A2" office:value-type="string">
            <text:p text:style-name="P18">Fouille de données (TD Master2 IDSM Kharkov) <text:span text:style-name="T55">Langage R, méthodes d'analyse de données : transformation et nettoyage de données, analyse statistique, data mining.</text:span></text:p>
          </table:table-cell>
          <table:table-cell table:style-name="Tabel10.A2" office:value-type="string">
            <text:p text:style-name="P24">14h</text:p>
          </table:table-cell>
        </table:table-row>
        <table:table-row table:style-name="Tabel10.1">
          <table:table-cell table:style-name="Tabel10.A2" table:number-rows-spanned="7" office:value-type="string">
            <text:p text:style-name="P8">201<text:span text:style-name="T92">2</text:span><text:span text:style-name="T17"> – </text:span>201<text:span text:style-name="T92">3</text:span> :</text:p>
            <text:p text:style-name="P34"><text:span text:style-name="T75"><text:s/></text:span><text:span text:style-name="T33">Attaché Temporaire Enseignement et Recherche</text:span></text:p>
            <text:p text:style-name="P30">(ATER)</text:p>
            <text:p text:style-name="P30"/>
            <text:p text:style-name="P56">Université</text:p>
            <text:p text:style-name="P58"><text:span text:style-name="T18">Lyon</text:span><text:span text:style-name="T19"> </text:span>2</text:p>
          </table:table-cell>
          <table:table-cell table:style-name="Tabel10.A2" table:number-rows-spanned="4" office:value-type="string">
            <text:p text:style-name="P52">I.</text:p>
          </table:table-cell>
          <table:table-cell table:style-name="Tabel10.A2" office:value-type="string">
            <text:p text:style-name="P12"><text:span text:style-name="T3">Software</text:span><text:span text:style-name="T2"> Methodologies (</text:span><text:span text:style-name="T20">Tutorat</text:span><text:span text:style-name="T21"> </text:span><text:span text:style-name="T20">Master2</text:span><text:span text:style-name="T21"> </text:span><text:span text:style-name="T20">Erasmus</text:span><text:span text:style-name="T21"> </text:span><text:span text:style-name="T20">Mundus</text:span><text:span text:style-name="T21"> </text:span><text:span text:style-name="T20">DMKM) </text:span><text:span text:style-name="T124">*</text:span><text:span text:style-name="T124"><text:note text:id="ftn4" text:note-class="footnote"><text:note-citation>4</text:note-citation><text:note-body><text:p text:style-name="P63">* <text:span text:style-name="T110">représente que la description a été déjà donné dans le tableau.</text:span></text:p></text:note-body></text:note></text:span></text:p>
          </table:table-cell>
          <table:table-cell table:style-name="Tabel10.A2" office:value-type="string">
            <text:p text:style-name="P22">15h</text:p>
          </table:table-cell>
        </table:table-row>
        <table:table-row table:style-name="Tabel10.8">
          <table:covered-table-cell/>
          <table:covered-table-cell/>
          <table:table-cell table:style-name="Tabel10.A2" office:value-type="string">
            <text:p text:style-name="P13"><text:span text:style-name="T2">Programmation </text:span><text:span text:style-name="T4">O</text:span><text:span text:style-name="T2">rientée </text:span><text:span text:style-name="T4">O</text:span><text:span text:style-name="T2">bjet </text:span><text:span text:style-name="T4">(CM et TD Master1 Informatique) </text:span><text:span text:style-name="T124">*</text:span></text:p>
          </table:table-cell>
          <table:table-cell table:style-name="Tabel10.A2" office:value-type="string">
            <text:p text:style-name="P23">25h</text:p>
          </table:table-cell>
        </table:table-row>
        <table:table-row table:style-name="Tabel10.8">
          <table:covered-table-cell/>
          <table:covered-table-cell/>
          <table:table-cell table:style-name="Tabel10.A2" office:value-type="string">
            <text:p text:style-name="P54"><text:span text:style-name="T5">Logiciel</text:span><text:span text:style-name="T12"> de </text:span><text:span text:style-name="T5">Calcul</text:span><text:span text:style-name="T12"> </text:span><text:span text:style-name="T5">Numérique</text:span><text:span text:style-name="T12"> </text:span><text:span text:style-name="T5">(TD</text:span><text:span text:style-name="T12"> L</text:span><text:span text:style-name="T13">icence </text:span><text:span text:style-name="T5">2)<text:tab/> </text:span><text:span text:style-name="T61">Programmation</text:span><text:span text:style-name="T62"> </text:span><text:span text:style-name="T58">sous</text:span><text:span text:style-name="T62"> </text:span><text:span text:style-name="T58">Octave,</text:span><text:span text:style-name="T62"> </text:span><text:span text:style-name="T58">calculs</text:span><text:span text:style-name="T62"> </text:span><text:span text:style-name="T58">statistiques</text:span><text:span text:style-name="T62"> </text:span><text:span text:style-name="T58">et</text:span><text:span text:style-name="T62"> </text:span><text:span text:style-name="T58">graphiques.</text:span><text:span text:style-name="T62"> </text:span><text:span text:style-name="T58">Projet :</text:span><text:span text:style-name="T62"> </text:span><text:span text:style-name="T58">analyse</text:span><text:span text:style-name="T62"> </text:span><text:span text:style-name="T58">des</text:span><text:span text:style-name="T62"> </text:span><text:span text:style-name="T58">séries</text:span><text:span text:style-name="T62"> </text:span><text:span text:style-name="T58">temporelles.</text:span></text:p>
          </table:table-cell>
          <table:table-cell table:style-name="Tabel10.A2" office:value-type="string">
            <text:p text:style-name="P23">14h</text:p>
          </table:table-cell>
        </table:table-row>
        <table:table-row table:style-name="Tabel10.8">
          <table:covered-table-cell/>
          <table:covered-table-cell/>
          <table:table-cell table:style-name="Tabel10.A2" office:value-type="string">
            <text:p text:style-name="P37"><text:span text:style-name="T63">Numerical</text:span><text:span text:style-name="T65"> </text:span><text:span text:style-name="T67">Machine </text:span><text:span text:style-name="T63">Learning</text:span><text:span text:style-name="T65"> </text:span><text:span text:style-name="T63">(CM</text:span><text:span text:style-name="T65"> </text:span><text:span text:style-name="T63">Master2</text:span><text:span text:style-name="T65"> </text:span><text:span text:style-name="T63">Erasmus</text:span><text:span text:style-name="T65"> </text:span><text:span text:style-name="T63">Mundus</text:span><text:span text:style-name="T65"> </text:span><text:span text:style-name="T63">DMKM)</text:span><text:span text:style-name="T74"> </text:span><text:span text:style-name="T126">*</text:span></text:p>
          </table:table-cell>
          <table:table-cell table:style-name="Tabel10.A2" office:value-type="string">
            <text:p text:style-name="P25">3h</text:p>
          </table:table-cell>
        </table:table-row>
        <table:table-row table:style-name="Tabel10.8">
          <table:covered-table-cell/>
          <table:table-cell table:style-name="Tabel10.A2" table:number-rows-spanned="3" office:value-type="string">
            <text:p text:style-name="P52">II.</text:p>
          </table:table-cell>
          <table:table-cell table:style-name="Tabel10.A2" office:value-type="string">
            <text:p text:style-name="P38"><text:span text:style-name="T5">Systèmes d'exploitation UNIX et langage C (</text:span><text:span text:style-name="T8">CM et TD</text:span><text:span text:style-name="T12"> </text:span><text:span text:style-name="T5">L</text:span><text:span text:style-name="T9">icence </text:span><text:span text:style-name="T5">3</text:span><text:span text:style-name="T12"> </text:span><text:span text:style-name="T5">IDS) </text:span><text:span text:style-name="T43">Syst</text:span><text:span text:style-name="T44">èmes UNIX, connexion à distance, programmation Bash, langage de programmation C.</text:span></text:p>
          </table:table-cell>
          <table:table-cell table:style-name="Tabel10.A2" office:value-type="string">
            <text:p text:style-name="P23">25h</text:p>
          </table:table-cell>
        </table:table-row>
        <table:table-row table:style-name="Tabel10.1">
          <table:covered-table-cell/>
          <table:covered-table-cell/>
          <table:table-cell table:style-name="Tabel10.A2" office:value-type="string">
            <text:p text:style-name="P35"><text:span text:style-name="T81">Symbolic learning (</text:span><text:span text:style-name="T69">Tutorat</text:span><text:span text:style-name="T70"> </text:span><text:span text:style-name="T69">Master2</text:span><text:span text:style-name="T70"> </text:span><text:span text:style-name="T69">Erasmus</text:span><text:span text:style-name="T70"> </text:span><text:span text:style-name="T69">Mundus</text:span><text:span text:style-name="T70"> </text:span><text:span text:style-name="T69">DMKM) </text:span><text:span text:style-name="T57">Notions d'intelligence artificielle, apprentissage automatique, Formal Concept Analysis.</text:span></text:p>
          </table:table-cell>
          <table:table-cell table:style-name="Tabel10.A2" office:value-type="string">
            <text:p text:style-name="P22">15h</text:p>
          </table:table-cell>
        </table:table-row>
        <table:table-row table:style-name="Tabel10.1">
          <table:covered-table-cell/>
          <table:covered-table-cell/>
          <table:table-cell table:style-name="Tabel10.A2" office:value-type="string">
            <text:p text:style-name="P26"><text:span text:style-name="T5">Programmation </text:span><text:span text:style-name="T9">O</text:span><text:span text:style-name="T5">rientée </text:span><text:span text:style-name="T9">O</text:span><text:span text:style-name="T5">bjet </text:span><text:span text:style-name="T9">(CM</text:span><text:span text:style-name="T22"> </text:span><text:span text:style-name="T9">et TD</text:span><text:span text:style-name="T23"> </text:span><text:span text:style-name="T8">Master1 IDSM Kharkov) </text:span><text:span text:style-name="T127">*</text:span></text:p>
          </table:table-cell>
          <table:table-cell table:style-name="Tabel10.A2" office:value-type="string">
            <text:p text:style-name="P23">25h</text:p>
          </table:table-cell>
        </table:table-row>
        <table:table-row table:style-name="Tabel10.1">
          <table:table-cell table:style-name="Tabel10.A17" table:number-rows-spanned="4" office:value-type="string">
            <text:p text:style-name="P8">2011<text:span text:style-name="T17"> – </text:span>2012 :</text:p>
            <text:p text:style-name="P34"><text:span text:style-name="T75"><text:s/></text:span><text:span text:style-name="T32">moniteur</text:span></text:p>
            <text:p text:style-name="P56">Université</text:p>
            <text:p text:style-name="P58"><text:span text:style-name="T18">Lyon</text:span><text:span text:style-name="T19"> </text:span>2</text:p>
          </table:table-cell>
          <table:table-cell table:style-name="Tabel10.B16" table:number-rows-spanned="3" office:value-type="string">
            <text:p text:style-name="P52">I.</text:p>
          </table:table-cell>
          <table:table-cell table:style-name="Tabel10.C26" office:value-type="string">
            <text:p text:style-name="P36"><text:span text:style-name="T63">Tableur</text:span><text:span text:style-name="T65"> </text:span><text:span text:style-name="T63">Avancé</text:span><text:span text:style-name="T65"> </text:span><text:span text:style-name="T63">et</text:span><text:span text:style-name="T65"> </text:span><text:span text:style-name="T63">Macros</text:span><text:span text:style-name="T65"> </text:span><text:span text:style-name="T63">(TD</text:span><text:span text:style-name="T65"> </text:span><text:span text:style-name="T63">L</text:span><text:span text:style-name="T64">icence </text:span><text:span text:style-name="T63">3</text:span><text:span text:style-name="T65"> </text:span><text:span text:style-name="T63">IDS)</text:span><text:span text:style-name="T74"> </text:span></text:p>
            <text:p text:style-name="P36"><text:span text:style-name="T48">Fonctions personnalisées et m</text:span><text:span text:style-name="T52">acros</text:span><text:span text:style-name="T48"> </text:span><text:span text:style-name="T52">VBA,</text:span><text:span text:style-name="T48"> </text:span><text:span text:style-name="T52">interfaces</text:span><text:span text:style-name="T48"> </text:span><text:span text:style-name="T52">visuelles</text:span><text:span text:style-name="T48"> </text:span><text:span text:style-name="T52">pour</text:span><text:span text:style-name="T48"> </text:span><text:span text:style-name="T52">Excel.</text:span></text:p>
          </table:table-cell>
          <table:table-cell table:style-name="Tabel10.D26" office:value-type="string">
            <text:p text:style-name="P25">21h</text:p>
          </table:table-cell>
        </table:table-row>
        <table:table-row table:style-name="Tabel10.1">
          <table:covered-table-cell/>
          <table:covered-table-cell/>
          <table:table-cell table:style-name="Tabel10.C26" office:value-type="string">
            <text:p text:style-name="P54"><text:span text:style-name="T5">Logiciel</text:span><text:span text:style-name="T12"> de </text:span><text:span text:style-name="T5">Calcul</text:span><text:span text:style-name="T12"> </text:span><text:span text:style-name="T5">Numérique</text:span><text:span text:style-name="T12"> </text:span><text:span text:style-name="T5">(TD</text:span><text:span text:style-name="T12"> L</text:span><text:span text:style-name="T13">icence </text:span><text:span text:style-name="T5">2 </text:span><text:span text:style-name="T10">IDEA</text:span><text:span text:style-name="T5">) </text:span><text:span text:style-name="T129">*</text:span></text:p>
          </table:table-cell>
          <table:table-cell table:style-name="Tabel10.D26" office:value-type="string">
            <text:p text:style-name="P25">14h</text:p>
          </table:table-cell>
        </table:table-row>
        <table:table-row table:style-name="Tabel10.1">
          <table:covered-table-cell/>
          <table:covered-table-cell/>
          <table:table-cell table:style-name="Tabel10.C26" office:value-type="string">
            <text:p text:style-name="P37"><text:span text:style-name="T63">Numerical</text:span><text:span text:style-name="T65"> </text:span><text:span text:style-name="T68">Machine </text:span><text:span text:style-name="T63">Learning</text:span><text:span text:style-name="T65"> </text:span><text:span text:style-name="T63">(CM</text:span><text:span text:style-name="T65"> </text:span><text:span text:style-name="T63">Master2</text:span><text:span text:style-name="T65"> </text:span><text:span text:style-name="T63">Erasmus</text:span><text:span text:style-name="T65"> </text:span><text:span text:style-name="T63">Mundus</text:span><text:span text:style-name="T65"> </text:span><text:span text:style-name="T63">DMKM)</text:span><text:span text:style-name="T74"> </text:span><text:span text:style-name="T126">*</text:span></text:p>
          </table:table-cell>
          <table:table-cell table:style-name="Tabel10.D26" office:value-type="string">
            <text:p text:style-name="P25">3h</text:p>
          </table:table-cell>
        </table:table-row>
        <table:table-row table:style-name="Tabel10.1">
          <table:covered-table-cell/>
          <table:table-cell table:style-name="Tabel10.B26" office:value-type="string">
            <text:p text:style-name="P52">II.</text:p>
          </table:table-cell>
          <table:table-cell table:style-name="Tabel10.C26" office:value-type="string">
            <text:p text:style-name="P46">Informatique<text:span text:style-name="T19"> </text:span>Appliquée<text:span text:style-name="T19"> </text:span>(TD<text:span text:style-name="T19"> </text:span><text:span text:style-name="T26">L</text:span><text:span text:style-name="T27">icence </text:span>3 <text:span text:style-name="T93">IDEA</text:span>)</text:p>
            <text:p text:style-name="P44"><text:span text:style-name="T19">Fonctions personnalisées et m</text:span>acros<text:span text:style-name="T19"> </text:span>VBA,<text:span text:style-name="T19"> </text:span>interfaces<text:span text:style-name="T19"> </text:span>visuelles<text:span text:style-name="T19"> </text:span>pour<text:span text:style-name="T19"> </text:span>Excel.</text:p>
          </table:table-cell>
          <table:table-cell table:style-name="Tabel10.D26" office:value-type="string">
            <text:p text:style-name="P55">42h</text:p>
          </table:table-cell>
        </table:table-row>
        <table:table-row table:style-name="Tabel10.1">
          <table:table-cell table:style-name="Tabel10.A21" table:number-rows-spanned="4" office:value-type="string">
            <text:p text:style-name="P8">2010<text:span text:style-name="T17"> – </text:span>2011 :</text:p>
            <text:p text:style-name="P34"><text:span text:style-name="T75"><text:s/></text:span><text:span text:style-name="T32">moniteur</text:span></text:p>
            <text:p text:style-name="P56">Université</text:p>
            <text:p text:style-name="P58"><text:span text:style-name="T18">Lyon</text:span><text:span text:style-name="T19"> </text:span>2</text:p>
          </table:table-cell>
          <table:table-cell table:style-name="Tabel10.B19" table:number-rows-spanned="2" office:value-type="string">
            <text:p text:style-name="P52">I.</text:p>
          </table:table-cell>
          <table:table-cell table:style-name="Tabel10.C26" office:value-type="string">
            <text:p text:style-name="P50"><text:span text:style-name="T5">Initiation</text:span><text:span text:style-name="T12"> </text:span><text:span text:style-name="T5">à</text:span><text:span text:style-name="T12"> </text:span><text:span text:style-name="T5">la</text:span><text:span text:style-name="T12"> </text:span><text:span text:style-name="T5">programmation</text:span><text:span text:style-name="T12"> </text:span><text:span text:style-name="T5">sous</text:span><text:span text:style-name="T12"> </text:span><text:span text:style-name="T5">Visual</text:span><text:span text:style-name="T12"> </text:span><text:span text:style-name="T5">Basic</text:span><text:span text:style-name="T12"> </text:span><text:span text:style-name="T5">(TD</text:span><text:span text:style-name="T12"> </text:span><text:span text:style-name="T24">L</text:span><text:span text:style-name="T25">icence </text:span><text:span text:style-name="T5">2) </text:span><text:span text:style-name="T50">P</text:span><text:span text:style-name="T52">rogrammation</text:span><text:span text:style-name="T48"> </text:span><text:span text:style-name="T52">sous</text:span><text:span text:style-name="T48"> </text:span><text:span text:style-name="T52">Visual</text:span><text:span text:style-name="T48"> </text:span><text:span text:style-name="T52">Basic,</text:span><text:span text:style-name="T48"> </text:span><text:span text:style-name="T52">algorithmes</text:span><text:span text:style-name="T48"> </text:span><text:span text:style-name="T52">de</text:span><text:span text:style-name="T48"> </text:span><text:span text:style-name="T52">tri,</text:span><text:span text:style-name="T48"> </text:span><text:span text:style-name="T52">structures</text:span><text:span text:style-name="T48"> </text:span><text:span text:style-name="T52">de</text:span><text:span text:style-name="T48"> </text:span><text:span text:style-name="T52">données,</text:span><text:span text:style-name="T48"> </text:span><text:span text:style-name="T52">interfaces</text:span><text:span text:style-name="T48"> </text:span><text:span text:style-name="T52">graphiques.</text:span></text:p>
          </table:table-cell>
          <table:table-cell table:style-name="Tabel10.D26" office:value-type="string">
            <text:p text:style-name="P55">21h</text:p>
          </table:table-cell>
        </table:table-row>
        <table:table-row table:style-name="Tabel10.1">
          <table:covered-table-cell/>
          <table:covered-table-cell/>
          <table:table-cell table:style-name="Tabel10.C26" office:value-type="string">
            <text:p text:style-name="P48">Programmation<text:span text:style-name="T19"> </text:span>Orienté<text:span text:style-name="T19"> </text:span>Objet<text:span text:style-name="T19"> </text:span>(TD<text:span text:style-name="T19"> </text:span>Master1 Informatique) <text:span text:style-name="T128">*</text:span></text:p>
          </table:table-cell>
          <table:table-cell table:style-name="Tabel10.D26" office:value-type="string">
            <text:p text:style-name="P55">6h</text:p>
          </table:table-cell>
        </table:table-row>
        <table:table-row table:style-name="Tabel10.1">
          <table:covered-table-cell/>
          <table:table-cell table:style-name="Tabel10.B21" table:number-rows-spanned="2" office:value-type="string">
            <text:p text:style-name="P52">II.</text:p>
          </table:table-cell>
          <table:table-cell table:style-name="Tabel10.C26" office:value-type="string">
            <text:p text:style-name="P50"><text:span text:style-name="T5">Tableur</text:span><text:span text:style-name="T12"> </text:span><text:span text:style-name="T5">Avance</text:span><text:span text:style-name="T12"> </text:span><text:span text:style-name="T5">et</text:span><text:span text:style-name="T12"> </text:span><text:span text:style-name="T5">Macros</text:span><text:span text:style-name="T12"> </text:span><text:span text:style-name="T5">(TD</text:span><text:span text:style-name="T12"> </text:span><text:span text:style-name="T24">L</text:span><text:span text:style-name="T25">icence </text:span><text:span text:style-name="T5">3</text:span><text:span text:style-name="T12"> </text:span><text:span text:style-name="T5">IDS) </text:span><text:span text:style-name="T125">*</text:span></text:p>
          </table:table-cell>
          <table:table-cell table:style-name="Tabel10.D26" office:value-type="string">
            <text:p text:style-name="P55">11h</text:p>
          </table:table-cell>
        </table:table-row>
        <table:table-row table:style-name="Tabel10.1">
          <table:covered-table-cell/>
          <table:covered-table-cell/>
          <table:table-cell table:style-name="Tabel10.C26" office:value-type="string">
            <text:p text:style-name="P59"><text:span text:style-name="T77">Bases</text:span><text:span text:style-name="T78"> </text:span><text:span text:style-name="T79">de</text:span><text:span text:style-name="T78"> </text:span><text:span text:style-name="T79">données</text:span><text:span text:style-name="T78"> </text:span><text:span text:style-name="T79">et</text:span><text:span text:style-name="T78"> </text:span><text:span text:style-name="T79">ACCESS</text:span><text:span text:style-name="T80"> </text:span><text:span text:style-name="T76">(TD</text:span><text:span text:style-name="T80"> </text:span><text:span text:style-name="T65">L</text:span><text:span text:style-name="T66">icence </text:span><text:span text:style-name="T76">1</text:span><text:span text:style-name="T80"> </text:span><text:span text:style-name="T76">IDEA) </text:span></text:p>
            <text:p text:style-name="P59"><text:span text:style-name="T54">Introduction</text:span><text:span text:style-name="T56"> aux bases de données, tables, requêtes, états</text:span></text:p>
          </table:table-cell>
          <table:table-cell table:style-name="Tabel10.D26" office:value-type="string">
            <text:p text:style-name="P55">28h</text:p>
          </table:table-cell>
        </table:table-row>
        <table:table-row table:style-name="Tabel10.1">
          <table:table-cell table:style-name="Tabel10.A24" table:number-rows-spanned="3" office:value-type="string">
            <text:p text:style-name="P8">2009<text:span text:style-name="T17"> – </text:span>2010 :</text:p>
            <text:p text:style-name="P34"><text:span text:style-name="T75"><text:s/></text:span><text:span text:style-name="T32">moniteur, </text:span><text:span text:style-name="T36">Lyon2</text:span></text:p>
          </table:table-cell>
          <table:table-cell table:style-name="Tabel10.B26" office:value-type="string">
            <text:p text:style-name="P52">I.</text:p>
          </table:table-cell>
          <table:table-cell table:style-name="Tabel10.C26" office:value-type="string">
            <text:p text:style-name="P50"><text:span text:style-name="T5">Initiation</text:span><text:span text:style-name="T12"> </text:span><text:span text:style-name="T5">à</text:span><text:span text:style-name="T12"> </text:span><text:span text:style-name="T5">la</text:span><text:span text:style-name="T12"> </text:span><text:span text:style-name="T5">programmation</text:span><text:span text:style-name="T12"> </text:span><text:span text:style-name="T5">sous</text:span><text:span text:style-name="T12"> </text:span><text:span text:style-name="T5">Visual</text:span><text:span text:style-name="T12"> </text:span><text:span text:style-name="T5">Basic</text:span><text:span text:style-name="T12"> </text:span><text:span text:style-name="T5">(TD</text:span><text:span text:style-name="T12"> </text:span><text:span text:style-name="T24">L</text:span><text:span text:style-name="T25">icence </text:span><text:span text:style-name="T5">2) </text:span><text:span text:style-name="T125">*</text:span></text:p>
          </table:table-cell>
          <table:table-cell table:style-name="Tabel10.D26" office:value-type="string">
            <text:p text:style-name="P55">42h</text:p>
          </table:table-cell>
        </table:table-row>
        <table:table-row table:style-name="Tabel10.1">
          <table:covered-table-cell/>
          <table:table-cell table:style-name="Tabel10.B24" table:number-rows-spanned="2" office:value-type="string">
            <text:p text:style-name="P52">II.</text:p>
          </table:table-cell>
          <table:table-cell table:style-name="Tabel10.C26" office:value-type="string">
            <text:p text:style-name="P36"><text:span text:style-name="T63">Tableur</text:span><text:span text:style-name="T65"> </text:span><text:span text:style-name="T63">Avancé</text:span><text:span text:style-name="T65"> </text:span><text:span text:style-name="T63">et</text:span><text:span text:style-name="T65"> </text:span><text:span text:style-name="T63">Macros</text:span><text:span text:style-name="T65"> </text:span><text:span text:style-name="T63">(TD</text:span><text:span text:style-name="T65"> L</text:span><text:span text:style-name="T66">icence </text:span><text:span text:style-name="T63">3</text:span><text:span text:style-name="T65"> </text:span><text:span text:style-name="T63">IDS)</text:span><text:span text:style-name="T74"> </text:span><text:span text:style-name="T126">*</text:span></text:p>
          </table:table-cell>
          <table:table-cell table:style-name="Tabel10.D26" office:value-type="string">
            <text:p text:style-name="P55">11h</text:p>
          </table:table-cell>
        </table:table-row>
        <table:table-row table:style-name="Tabel10.1">
          <table:covered-table-cell/>
          <table:covered-table-cell/>
          <table:table-cell table:style-name="Tabel10.C26" office:value-type="string">
            <text:p text:style-name="P59"><text:span text:style-name="T77">Bases</text:span><text:span text:style-name="T78"> </text:span><text:span text:style-name="T79">de</text:span><text:span text:style-name="T78"> </text:span><text:span text:style-name="T79">données</text:span><text:span text:style-name="T78"> </text:span><text:span text:style-name="T79">et</text:span><text:span text:style-name="T78"> </text:span><text:span text:style-name="T79">ACCESS</text:span><text:span text:style-name="T80"> </text:span><text:span text:style-name="T76">(TD</text:span><text:span text:style-name="T80"> </text:span><text:span text:style-name="T65">L</text:span><text:span text:style-name="T66">icence </text:span><text:span text:style-name="T76">1</text:span><text:span text:style-name="T80"> </text:span><text:span text:style-name="T76">IDEA) </text:span><text:span text:style-name="T125">*</text:span></text:p>
          </table:table-cell>
          <table:table-cell table:style-name="Tabel10.D26" office:value-type="string">
            <text:p text:style-name="P55">14h</text:p>
          </table:table-cell>
        </table:table-row>
        <table:table-row table:style-name="Tabel10.1">
          <table:table-cell table:style-name="Tabel10.A26" table:number-rows-spanned="2" office:value-type="string">
            <text:p text:style-name="P8">200<text:span text:style-name="T130">7</text:span><text:span text:style-name="T17"> – </text:span>2009 :</text:p>
            <text:p text:style-name="P34"><text:span text:style-name="T75"><text:s/></text:span><text:span text:style-name="T32">vacataire, </text:span><text:span text:style-name="T37">École</text:span></text:p>
            <text:p text:style-name="P42"><text:span text:style-name="T18">Polytechnique</text:span><text:span text:style-name="T19"> </text:span>Bucarest</text:p>
          </table:table-cell>
          <table:table-cell table:style-name="Tabel10.B26" office:value-type="string">
            <text:p text:style-name="P52">I.</text:p>
          </table:table-cell>
          <table:table-cell table:style-name="Tabel10.C26" office:value-type="string">
            <text:p text:style-name="P53"><text:span text:style-name="T5">Réseaux</text:span><text:span text:style-name="T12"> </text:span><text:span text:style-name="T5">de</text:span><text:span text:style-name="T12"> </text:span><text:span text:style-name="T5">Communication (TD L</text:span><text:span text:style-name="T10">icence </text:span><text:span text:style-name="T5">3 Ingénieurs) </text:span><text:span text:style-name="T61">Notions</text:span><text:span text:style-name="T62"> </text:span><text:span text:style-name="T58">de</text:span><text:span text:style-name="T62"> </text:span><text:span text:style-name="T58">réseau,</text:span><text:span text:style-name="T62"> </text:span><text:span text:style-name="T58">protocoles</text:span><text:span text:style-name="T62"> </text:span><text:span text:style-name="T58">de</text:span><text:span text:style-name="T62"> </text:span><text:span text:style-name="T58">communication</text:span><text:span text:style-name="T62"> </text:span><text:span text:style-name="T58">(TCP,</text:span><text:span text:style-name="T62"> </text:span><text:span text:style-name="T58">IP,</text:span><text:span text:style-name="T62"> </text:span><text:span text:style-name="T58">SSH)</text:span><text:span text:style-name="T62"> </text:span><text:span text:style-name="T58">et</text:span><text:span text:style-name="T62"> </text:span><text:span text:style-name="T58">routage</text:span><text:span text:style-name="T62"> </text:span><text:span text:style-name="T58">(OSPF,</text:span><text:span text:style-name="T62"> </text:span><text:span text:style-name="T58">RIP,</text:span><text:span text:style-name="T62"> </text:span><text:span text:style-name="T58">IS-IS).</text:span></text:p>
          </table:table-cell>
          <table:table-cell table:style-name="Tabel10.D26" office:value-type="string">
            <text:p text:style-name="P55">56h</text:p>
          </table:table-cell>
        </table:table-row>
        <table:table-row table:style-name="Tabel10.1">
          <table:covered-table-cell/>
          <table:table-cell table:style-name="Tabel10.B26" office:value-type="string">
            <text:p text:style-name="P52">II.</text:p>
          </table:table-cell>
          <table:table-cell table:style-name="Tabel10.C26" office:value-type="string">
            <text:p text:style-name="P45"><text:span text:style-name="T71">Conception</text:span><text:span text:style-name="T72"> </text:span><text:span text:style-name="T73">et</text:span><text:span text:style-name="T72"> </text:span><text:span text:style-name="T73">implémentation</text:span><text:span text:style-name="T72"> </text:span><text:span text:style-name="T73">d'algorithmes (TD L2 Ingénieurs) </text:span><text:span text:style-name="T51">C</text:span><text:span text:style-name="T52">onception</text:span><text:span text:style-name="T48"> </text:span><text:span text:style-name="T52">d</text:span><text:span text:style-name="T48">'</text:span><text:span text:style-name="T52">algorithmes,</text:span><text:span text:style-name="T48"> </text:span><text:span text:style-name="T52">structures</text:span><text:span text:style-name="T48"> </text:span><text:span text:style-name="T52">de</text:span><text:span text:style-name="T48"> </text:span><text:span text:style-name="T52">données,</text:span><text:span text:style-name="T48"> </text:span><text:span text:style-name="T52">graphes</text:span><text:span text:style-name="T48"> </text:span><text:span text:style-name="T52">et</text:span><text:span text:style-name="T48"> </text:span><text:span text:style-name="T52">algorithmes</text:span><text:span text:style-name="T48"> </text:span><text:span text:style-name="T52">de</text:span><text:span text:style-name="T48"> </text:span><text:span text:style-name="T52">graphes,</text:span><text:span text:style-name="T48"> </text:span><text:span text:style-name="T52">complexité</text:span><text:span text:style-name="T48">.</text:span></text:p>
          </table:table-cell>
          <table:table-cell table:style-name="Tabel10.D26" office:value-type="string">
            <text:p text:style-name="P55">56h</text:p>
          </table:table-cell>
        </table:table-row>
      </table:table>
      <text:h text:style-name="P7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ans1" svg:font-family="'DejaVu Sans'"/>
    <style:font-face style:name="OpenSymbol" svg:font-family="OpenSymbol"/>
    <style:font-face style:name="OpenSymbol2" svg:font-family="OpenSymbol, 'Arial Unicode MS'"/>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DejaVu Sans" svg:font-family="'DejaVu Sans', 'MS Mincho'"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text-align="start" style:justify-single-word="false" fo:orphans="0" fo:widows="0" text:number-lines="false" text:line-number="0"/>
      <style:text-properties style:font-name="Times New Roman" fo:font-family="'Times New Roman'" style:font-family-generic="roman" fo:font-size="12pt" style:letter-kerning="true" style:font-size-asian="12pt" style:language-asian="zh" style:country-asian="CN" style:font-name-complex="DejaVu Sans1" style:font-family-complex="'DejaVu Sans'" style:font-size-complex="12pt" style:language-complex="hi" style:country-complex="IN"/>
    </style:style>
    <style:style style:name="HTML_20_Preformatted" style:display-name="HTML Preformatted" style:family="paragraph" style:parent-style-name="Standard" style:default-outline-level="">
      <style:paragraph-properties fo:text-align="start" style:justify-single-word="false" fo:orphans="0" fo:widows="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letter-kerning="true" style:font-size-asian="10pt" style:language-asian="zh" style:country-asian="CN" style:font-name-complex="Courier New" style:font-family-complex="'Courier New'" style:font-family-generic-complex="modern" style:font-size-complex="10pt" style:language-complex="hi" style:country-complex="IN"/>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ext-properties fo:color="#0000ff" style:font-name="Times New Roman" fo:font-family="'Times New Roman'" style:font-family-generic="roman" fo:font-size="16pt" fo:font-weight="bold" style:font-size-asian="16pt" style:font-weight-asian="bold" style:font-size-complex="16pt" style:font-weight-complex="bold"/>
    </style:style>
    <style:style style:name="Bullet_20_Symbols" style:display-name="Bullet Symbols" style:family="text">
      <style:text-properties fo:color="#000000" style:font-name="OpenSymbol" fo:font-family="OpenSymbol" style:font-name-asian="OpenSymbol2" style:font-family-asian="OpenSymbol, 'Arial Unicode MS'"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75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Andrei RIZOIU</meta:initial-creator>
    <meta:creation-date>2014-05-24T15:12:06.949991736</meta:creation-date>
    <dc:date>2015-09-25T10:08:47.640862970</dc:date>
    <dc:creator>Marian-Andrei Rizoiu</dc:creator>
    <meta:editing-duration>PT17M32S</meta:editing-duration>
    <meta:editing-cycles>6</meta:editing-cycles>
    <meta:generator>LibreOffice/4.4.2.2$Linux_X86_64 LibreOffice_project/40m0$Build-2</meta:generator>
    <meta:document-statistic meta:table-count="3" meta:image-count="0" meta:object-count="0" meta:page-count="2" meta:paragraph-count="137" meta:word-count="1036" meta:character-count="6985" meta:non-whitespace-character-count="6058"/>
  </office:meta>
</office:document-meta>
</file>